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
  <manifest:file-entry manifest:full-path="Object 14/Configurations2/accelerator/current.xml" manifest:media-type=""/>
  <manifest:file-entry manifest:full-path="Object 14/Configurations2/" manifest:media-type="application/vnd.sun.xml.ui.configuration"/>
  <manifest:file-entry manifest:full-path="Object 14/styles.xml" manifest:media-type="text/xml"/>
  <manifest:file-entry manifest:full-path="Object 14/manifest.rdf" manifest:media-type="application/rdf+xml"/>
  <manifest:file-entry manifest:full-path="Object 14/content.xml" manifest:media-type="text/xml"/>
  <manifest:file-entry manifest:full-path="Object 14/settings.xml" manifest:media-type="text/xml"/>
  <manifest:file-entry manifest:full-path="Object 14/" manifest:version="1.2" manifest:media-type="application/vnd.oasis.opendocument.spreadshee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Object 12/manifest.rdf" manifest:media-type="application/rdf+xml"/>
  <manifest:file-entry manifest:full-path="Object 12/styles.xml" manifest:media-type="text/xml"/>
  <manifest:file-entry manifest:full-path="Object 12/content.xml" manifest:media-type="text/xml"/>
  <manifest:file-entry manifest:full-path="Object 12/settings.xml" manifest:media-type="text/xml"/>
  <manifest:file-entry manifest:full-path="Object 12/"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34916" officeooo:paragraph-rsid="00034916"/>
    </style:style>
    <style:style style:name="P2" style:family="paragraph" style:parent-style-name="Standard">
      <style:text-properties officeooo:rsid="00019eed" officeooo:paragraph-rsid="00019eed"/>
    </style:style>
    <style:style style:name="P3" style:family="paragraph" style:parent-style-name="Standard">
      <style:text-properties officeooo:rsid="00019eed" officeooo:paragraph-rsid="00034916"/>
    </style:style>
    <style:style style:name="P4" style:family="paragraph" style:parent-style-name="Standard">
      <style:text-properties officeooo:rsid="00034916" officeooo:paragraph-rsid="00034916"/>
    </style:style>
    <style:style style:name="P5" style:family="paragraph" style:parent-style-name="Standard">
      <style:text-properties officeooo:rsid="00054892" officeooo:paragraph-rsid="00054892"/>
    </style:style>
    <style:style style:name="P6" style:family="paragraph" style:parent-style-name="Standard">
      <style:text-properties officeooo:rsid="00054892" officeooo:paragraph-rsid="00077b08"/>
    </style:style>
    <style:style style:name="P7" style:family="paragraph" style:parent-style-name="Standard">
      <style:text-properties officeooo:rsid="00086c6d" officeooo:paragraph-rsid="00086c6d"/>
    </style:style>
    <style:style style:name="P8" style:family="paragraph" style:parent-style-name="Standard">
      <style:text-properties officeooo:rsid="00086c6d" officeooo:paragraph-rsid="00096158"/>
    </style:style>
    <style:style style:name="P9" style:family="paragraph" style:parent-style-name="Standard">
      <style:text-properties officeooo:rsid="00096158" officeooo:paragraph-rsid="00096158"/>
    </style:style>
    <style:style style:name="P10" style:family="paragraph" style:parent-style-name="Standard">
      <style:text-properties officeooo:rsid="000a8920" officeooo:paragraph-rsid="000a8920"/>
    </style:style>
    <style:style style:name="P11" style:family="paragraph" style:parent-style-name="Standard">
      <style:text-properties officeooo:rsid="000c4e20" officeooo:paragraph-rsid="000c4e20"/>
    </style:style>
    <style:style style:name="P12" style:family="paragraph" style:parent-style-name="Standard">
      <style:text-properties officeooo:rsid="000c4e20" officeooo:paragraph-rsid="000c628d"/>
    </style:style>
    <style:style style:name="P13" style:family="paragraph" style:parent-style-name="Standard">
      <style:text-properties officeooo:rsid="000c628d" officeooo:paragraph-rsid="000c628d"/>
    </style:style>
    <style:style style:name="P14" style:family="paragraph" style:parent-style-name="Standard">
      <style:text-properties officeooo:rsid="000d0740" officeooo:paragraph-rsid="000d0740"/>
    </style:style>
    <style:style style:name="T1" style:family="text">
      <style:text-properties officeooo:rsid="0005832b"/>
    </style:style>
    <style:style style:name="T2" style:family="text">
      <style:text-properties officeooo:rsid="00077b08"/>
    </style:style>
    <style:style style:name="T3" style:family="text">
      <style:text-properties officeooo:rsid="00096158"/>
    </style:style>
    <style:style style:name="T4" style:family="text">
      <style:text-properties officeooo:rsid="000d0740"/>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olden Coast Cannabis</text:p>
      <text:p text:style-name="P2">Lighting estimates</text:p>
      <text:p text:style-name="P2"/>
      <text:h text:style-name="Heading_20_2" text:outline-level="2">summary:</text:h>
      <text:p text:style-name="P13">State of Jefferson is a proxy for McCloud, golden coast is a proxy for San Mateo</text:p>
      <text:p text:style-name="P13">my original estimate from this morning was based on 500 PAR minimum light, this estimate is based on 750 PAR minimum light. <text:span text:style-name="T4">I added 500 PAR minimum light totals at bottom of this section as well.</text:span></text:p>
      <text:p text:style-name="P14">Costs were based on $0.25 per kWh. If there is a substantial difference between power costs I should re-calculate costs based on more accurate rates.</text:p>
      <text:p text:style-name="P12"><draw:frame draw:style-name="fr1" draw:name="Object13" text:anchor-type="paragraph" svg:width="6.2992in" svg:height="3.5429in" draw:z-index="12"><draw:object xlink:href="./Object 13" xlink:type="simple" xlink:show="embed" xlink:actuate="onLoad"/><draw:image xlink:href="./ObjectReplacements/Object 13" xlink:type="simple" xlink:show="embed" xlink:actuate="onLoad"/><svg:desc>chart</svg:desc></draw:frame></text:p>
      <text:p text:style-name="P12"><draw:frame draw:style-name="fr2" draw:name="Object14" text:anchor-type="paragraph" svg:x="1.6173in" svg:y="0.0937in" svg:width="2.6665in" svg:height="2.489in" draw:z-index="13"><draw:object xlink:href="./Object 14" xlink:type="simple" xlink:show="embed" xlink:actuate="onLoad"/><draw:image xlink:href="./ObjectReplacements/Object 14" xlink:type="simple" xlink:show="embed" xlink:actuate="onLoad"/><svg:desc>OLE-object</svg:desc></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annual auxillary lighting costs are $438,286.76 for golden coast and $536,156.62 for state of Jefferson</text:p>
      <text:p text:style-name="P13">the total number of lights in either location is 983 – <text:span text:style-name="T4">something like $400,000.00 for lights</text:span></text:p>
      <text:p text:style-name="P13">state of Jefferson costs $100,000 more a year for auxillary lighting than golden coast does <text:span text:style-name="T4">at 750 PAR</text:span>.</text:p>
      <text:p text:style-name="P13">If we ran at 500 PAR minimum light the costs are $173,045.26 for golden coast and $222,689.39 for <text:soft-page-break/>State of Jefferson. This is less than half the cost of 750 PAR but will result in a reduced yield. <text:span text:style-name="T4">I don't know how reduced the yield will be but probably will be more than half. If we plan for 750 PAR and decide to run at something less then at least we have enough capacity and can comfortably find a sweet spot in the yield/lighting cost curve.</text:span></text:p>
      <text:p text:style-name="P13"/>
      <text:p text:style-name="P13"/>
      <text:h text:style-name="Heading_20_3" text:outline-level="3">definitions:</text:h>
      <text:p text:style-name="P2">PAR:<text:tab/>photosynthetic available radiation, which is basically a count of photons per meter squared per second that <text:span text:style-name="T2">provide energy for</text:span> photosynthesis.</text:p>
      <text:p text:style-name="P2"/>
      <text:p text:style-name="P2">DLI: daily light integral, a measurement that represents the accumulated PAR in a 24 hour period.</text:p>
      <text:p text:style-name="P2"/>
      <text:p text:style-name="P4">Section: the way we've been discussing the greenhouse is in 2750 sq ft sections. 8 sections make the 22,000 sq ft flowering greenhouse, 2 sections are used for early flowering, 1 section is used for vegetative growth. We will also need 1600 sq ft for mothers and 1600 sq ft for strain development.</text:p>
      <text:p text:style-name="P3"/>
      <text:p text:style-name="P2">PAR requirement: as long as cannabis is provided with other factors such as CO2, nutrients, temperature in optimum ranges, it increases growth and yield up to about 1200 PAR, at about 750 PAR the increase in growth and yield starts to flatten out and approach diminishing return. <text:span text:style-name="T2">High light intensity greenhouse crops grow well in 22 to 30 DLI or about 500 to 700 PAR. I provide enough lights to boost winter greenhouse DLI up to 32.4 which is the equivalent of 750 PAR per hour for 12 hours. </text:span></text:p>
      <text:p text:style-name="P4"/>
      <text:h text:style-name="Heading_20_2" text:outline-level="2">calculations:</text:h>
      <text:p text:style-name="P1">I am calculating lighting needs for two different locations, one representing a San Mateo location and the other representing a McCloud location</text:p>
      <text:p text:style-name="P1">Using data from Purdue University extension on DLI for those two locations we get the following averages</text:p>
      <text:p text:style-name="P4"/>
      <text:p text:style-name="P4"><draw:frame draw:style-name="fr3" draw:name="Object1" text:anchor-type="paragraph" svg:width="6.2992in" svg:height="3.5429in" draw:z-index="4"><draw:object xlink:href="./Object 1" xlink:type="simple" xlink:show="embed" xlink:actuate="onLoad"/><draw:image xlink:href="./ObjectReplacements/Object 1" xlink:type="simple" xlink:show="embed" xlink:actuate="onLoad"/></draw:frame><text:soft-page-break/></text:p>
      <text:p text:style-name="P2"/>
      <text:p text:style-name="P5">This DLI data is for outdoor levels. Depending on glazing and sun angle DLI can be reduced from 40 to 70 percent. I am assuming glazing is set ideally for optimal winter transmission and calculating a 40 percent loss. <text:span text:style-name="T2">20% for glazing and 20% for structure</text:span></text:p>
      <text:p text:style-name="P5"/>
      <text:p text:style-name="P5"/>
      <text:p text:style-name="P5"><draw:frame draw:style-name="fr3" draw:name="Object2" text:anchor-type="paragraph" svg:width="6.2992in" svg:height="3.5429in" draw:z-index="0"><draw:object xlink:href="./Object 2" xlink:type="simple" xlink:show="embed" xlink:actuate="onLoad"/><draw:image xlink:href="./ObjectReplacements/Object 2" xlink:type="simple" xlink:show="embed" xlink:actuate="onLoad"/></draw:frame></text:p>
      <text:p text:style-name="P6">The conversion from DLI to PAR <text:span text:style-name="T1">equivalence lighting </text:span>is as follows: (DLI / 0.0864)/<text:span text:style-name="T1">(24 hours / number of hours of light). For example: golden coast canopy in August will receive something like 30 DLI. This converts 694 PAR. In order to reach 750 PAR which is a DLI of 32.4, we will need to add 2.4 DLI or about 55 PAR (the strength of a florescent bulb at about 10 inches). With a target of 750 PAR these </text:span><text:soft-page-break/><text:span text:style-name="T1">calculations will set 32.4 DLI as a minimum standard. This is very conservative in that light intensive greenhouse crops like tomatoes and peppers use 22 to 30 DLI. Earlier estimates were based on 22 DLI (500 PAR) but to be conservative (estimating on the high side) I'm increasing the minimum DLI to 32.4 (750 PAR)</text:span></text:p>
      <text:p text:style-name="P6"/>
      <text:p text:style-name="P7">Here is the additional light DLI needed to offset seasonal variations in DLI</text:p>
      <text:p text:style-name="P7"/>
      <text:p text:style-name="P7"/>
      <text:p text:style-name="P7"><draw:frame draw:style-name="fr3" draw:name="Object3" text:anchor-type="paragraph" svg:width="6.2992in" svg:height="3.5429in" draw:z-index="1"><draw:object xlink:href="./Object 3" xlink:type="simple" xlink:show="embed" xlink:actuate="onLoad"/><draw:image xlink:href="./ObjectReplacements/Object 3" xlink:type="simple" xlink:show="embed" xlink:actuate="onLoad"/></draw:frame></text:p>
      <text:p text:style-name="P7">converting that to PAR needed for a 12 hour flower cycle <text:span text:style-name="T4">and an 18 hour veg cycle (two graphs)</text:span></text:p>
      <text:p text:style-name="P7"/>
      <text:p text:style-name="P7"><draw:frame draw:style-name="fr3" draw:name="Object4" text:anchor-type="paragraph" svg:width="6.2992in" svg:height="3.5429in" draw:z-index="2"><draw:object xlink:href="./Object 4" xlink:type="simple" xlink:show="embed" xlink:actuate="onLoad"/><draw:image xlink:href="./ObjectReplacements/Object 4" xlink:type="simple" xlink:show="embed" xlink:actuate="onLoad"/></draw:frame></text:p>
      <text:p text:style-name="P7"><text:soft-page-break/></text:p>
      <text:p text:style-name="P8"><draw:frame draw:style-name="fr3" draw:name="Object5" text:anchor-type="paragraph" svg:width="6.2937in" svg:height="3.5453in" draw:z-index="3"><draw:object xlink:href="./Object 5" xlink:type="simple" xlink:show="embed" xlink:actuate="onLoad"/><draw:image xlink:href="./ObjectReplacements/Object 5" xlink:type="simple" xlink:show="embed" xlink:actuate="onLoad"/></draw:frame></text:p>
      <text:p text:style-name="P8">A 1000 watt double ended HPS Gavita uses 1033 watts and produces 1751 PAR. With this we can calculate the minimum <text:span text:style-name="T3">number of lights</text:span> needed to provide additional enough additional light to produce 750 PAR. <text:span text:style-name="T3">The light placement density needed is .32256 lights per square meter. Very close to one 1000 watt Gavita for every three square meters in flowering and strain development. For the 18 hour lights it's about one Gavita for every 5 square meters, this is less because the lights are on for 18 hours instead of 12.</text:span></text:p>
      <text:p text:style-name="P8"/>
      <text:p text:style-name="P9">Using this number of lights I can calculate watts per month per square meter.</text:p>
      <text:p text:style-name="P8"/>
      <text:p text:style-name="P8"><draw:frame draw:style-name="fr3" draw:name="Object6" text:anchor-type="paragraph" svg:width="6.2992in" svg:height="3.5429in" draw:z-index="5"><draw:object xlink:href="./Object 6" xlink:type="simple" xlink:show="embed" xlink:actuate="onLoad"/><draw:image xlink:href="./ObjectReplacements/Object 6" xlink:type="simple" xlink:show="embed" xlink:actuate="onLoad"/></draw:frame></text:p>
      <text:p text:style-name="P8"><text:soft-page-break/></text:p>
      <text:p text:style-name="P8"/>
      <text:p text:style-name="P8"><draw:frame draw:style-name="fr1" draw:name="Object7" text:anchor-type="paragraph" svg:width="6.2992in" svg:height="3.5429in" draw:z-index="6"><draw:object xlink:href="./Object 7" xlink:type="simple" xlink:show="embed" xlink:actuate="onLoad"/><draw:image xlink:href="./ObjectReplacements/Object 7" xlink:type="simple" xlink:show="embed" xlink:actuate="onLoad"/></draw:frame></text:p>
      <text:p text:style-name="P8"/>
      <text:p text:style-name="P10">One square foot = 0.092903 square meters.</text:p>
      <text:p text:style-name="P10">A section of 2750 sq ft is 255.4834 square meters, I'll use 256 square meters per section.</text:p>
      <text:p text:style-name="P10">For flowering space there are 10 sections + 1600 sq ft for strain development another 149 square meters for a total of 2709 square meters.</text:p>
      <text:p text:style-name="P10"/>
      <text:p text:style-name="P10"/>
      <text:p text:style-name="P10"><draw:frame draw:style-name="fr3" draw:name="Object8" text:anchor-type="paragraph" svg:width="6.2992in" svg:height="3.5429in" draw:z-index="7"><draw:object xlink:href="./Object 8" xlink:type="simple" xlink:show="embed" xlink:actuate="onLoad"/><draw:image xlink:href="./ObjectReplacements/Object 8" xlink:type="simple" xlink:show="embed" xlink:actuate="onLoad"/></draw:frame></text:p>
      <text:p text:style-name="P10"/>
      <text:p text:style-name="P10"><text:soft-page-break/></text:p>
      <text:p text:style-name="P11">One section for veg is 256 sq meters and 1600 sq foot mother room at 149 sq meters is 405 square meters.</text:p>
      <text:p text:style-name="P11"/>
      <text:p text:style-name="P11"/>
      <text:p text:style-name="P11"><draw:frame draw:style-name="fr1" draw:name="Object9" text:anchor-type="paragraph" svg:width="6.2992in" svg:height="3.5429in" draw:z-index="8"><draw:object xlink:href="./Object 9" xlink:type="simple" xlink:show="embed" xlink:actuate="onLoad"/><draw:image xlink:href="./ObjectReplacements/Object 9" xlink:type="simple" xlink:show="embed" xlink:actuate="onLoad"/></draw:frame></text:p>
      <text:p text:style-name="P11"/>
      <text:p text:style-name="P11">And put them together</text:p>
      <text:p text:style-name="P11"/>
      <text:p text:style-name="P11"><draw:frame draw:style-name="fr3" draw:name="Object10" text:anchor-type="paragraph" svg:width="6.2992in" svg:height="3.5429in" draw:z-index="9"><draw:object xlink:href="./Object 10" xlink:type="simple" xlink:show="embed" xlink:actuate="onLoad"/><draw:image xlink:href="./ObjectReplacements/Object 10" xlink:type="simple" xlink:show="embed" xlink:actuate="onLoad"/></draw:frame></text:p>
      <text:p text:style-name="P11"/>
      <text:p text:style-name="P11"/>
      <text:p text:style-name="P14"><text:soft-page-break/>using $0.25 per kWh for electrical costs gives us monthly costs</text:p>
      <text:p text:style-name="P11"/>
      <text:p text:style-name="P11"><draw:frame draw:style-name="fr3" draw:name="Object11" text:anchor-type="paragraph" svg:width="6.2992in" svg:height="3.5429in" draw:z-index="10"><draw:object xlink:href="./Object 11" xlink:type="simple" xlink:show="embed" xlink:actuate="onLoad"/><draw:image xlink:href="./ObjectReplacements/Object 11" xlink:type="simple" xlink:show="embed" xlink:actuate="onLoad"/></draw:frame><draw:frame draw:style-name="fr2" draw:name="Object12" text:anchor-type="paragraph" svg:x="2.1291in" svg:y="3.7244in" svg:width="2.6665in" svg:height="2.489in" draw:z-index="11"><draw:object xlink:href="./Object 12" xlink:type="simple" xlink:show="embed" xlink:actuate="onLoad"/><draw:image xlink:href="./ObjectReplacements/Object 12"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annual auxillary lighting costs are $438,286.76 for golden coast and $536,156.62 for state of Jefferson</text:p>
      <text:p text:style-name="P13">the total number of lights in either location is 983</text:p>
      <text:p text:style-name="P13">state of Jefferson costs $100,000 more a year for auxillary lighting than golden coast does. <text:span text:style-name="T4">Of course this is highly dependent on actual electrical rates.</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20:14:46.251000000</meta:creation-date>
    <dc:date>2017-09-14T23:38:40.378000000</dc:date>
    <meta:editing-duration>PT26M8S</meta:editing-duration>
    <meta:editing-cycles>2</meta:editing-cycles>
    <meta:generator>LibreOffice/5.0.2.2$Windows_x86 LibreOffice_project/37b43f919e4de5eeaca9b9755ed688758a8251fe</meta:generator>
    <meta:document-statistic meta:table-count="0" meta:image-count="0" meta:object-count="14" meta:page-count="8" meta:paragraph-count="33" meta:word-count="889" meta:character-count="5023" meta:non-whitespace-character-count="41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6.54cm" svg:y="0.315cm" chart:style-name="ch2">
          <text:p>DLI per month</text:p>
        </chart:title>
        <chart:legend chart:legend-position="end" svg:x="12.141cm" svg:y="3.951cm" style:legend-expansion="high" chart:style-name="ch3"/>
        <chart:plot-area chart:style-name="ch4" chart:data-source-has-labels="both" svg:x="0.319cm" svg:y="1.273cm" svg:width="11.503cm" svg:height="7.547cm">
          <chartooo:coordinate-region svg:x="0.94cm" svg:y="1.472cm" svg:width="10.602cm" svg:height="6.701cm"/>
          <chart:axis chart:dimension="x" chart:name="primary-x" chart:style-name="ch5"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line">
            <chart:data-point chart:repeated="12"/>
          </chart:series>
          <chart:series chart:style-name="ch8" chart:values-cell-range-address="local-table.$C$2:.$C$13" chart:label-cell-address="local-table.$C$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te of jefferson</text:p>
              </table:table-cell>
              <table:table-cell office:value-type="string">
                <text:p>golden coast</text:p>
              </table:table-cell>
            </table:table-row>
          </table:table-header-rows>
          <table:table-rows>
            <table:table-row>
              <table:table-cell office:value-type="string">
                <text:p>jan</text:p>
              </table:table-cell>
              <table:table-cell office:value-type="float" office:value="12.5">
                <text:p>12.5</text:p>
              </table:table-cell>
              <table:table-cell office:value-type="float" office:value="17.5">
                <text:p>17.5</text:p>
              </table:table-cell>
            </table:table-row>
            <table:table-row>
              <table:table-cell office:value-type="string">
                <text:p>feb</text:p>
              </table:table-cell>
              <table:table-cell office:value-type="float" office:value="17.5">
                <text:p>17.5</text:p>
              </table:table-cell>
              <table:table-cell office:value-type="float" office:value="22.5">
                <text:p>22.5</text:p>
              </table:table-cell>
            </table:table-row>
            <table:table-row>
              <table:table-cell office:value-type="string">
                <text:p>mar</text:p>
              </table:table-cell>
              <table:table-cell office:value-type="float" office:value="27.5">
                <text:p>27.5</text:p>
              </table:table-cell>
              <table:table-cell office:value-type="float" office:value="32.5">
                <text:p>32.5</text:p>
              </table:table-cell>
            </table:table-row>
            <table:table-row>
              <table:table-cell office:value-type="string">
                <text:p>apr</text:p>
              </table:table-cell>
              <table:table-cell office:value-type="float" office:value="37.5">
                <text:p>37.5</text:p>
              </table:table-cell>
              <table:table-cell office:value-type="float" office:value="42.5">
                <text:p>42.5</text:p>
              </table:table-cell>
            </table:table-row>
            <table:table-row>
              <table:table-cell office:value-type="string">
                <text:p>may</text:p>
              </table:table-cell>
              <table:table-cell office:value-type="float" office:value="47.5">
                <text:p>47.5</text:p>
              </table:table-cell>
              <table:table-cell office:value-type="float" office:value="52.5">
                <text:p>52.5</text:p>
              </table:table-cell>
            </table:table-row>
            <table:table-row>
              <table:table-cell office:value-type="string">
                <text:p>jun</text:p>
              </table:table-cell>
              <table:table-cell office:value-type="float" office:value="52.5">
                <text:p>52.5</text:p>
              </table:table-cell>
              <table:table-cell office:value-type="float" office:value="52.5">
                <text:p>52.5</text:p>
              </table:table-cell>
            </table:table-row>
            <table:table-row>
              <table:table-cell office:value-type="string">
                <text:p>jul</text:p>
              </table:table-cell>
              <table:table-cell office:value-type="float" office:value="52.5">
                <text:p>52.5</text:p>
              </table:table-cell>
              <table:table-cell office:value-type="float" office:value="57.5">
                <text:p>57.5</text:p>
              </table:table-cell>
            </table:table-row>
            <table:table-row>
              <table:table-cell office:value-type="string">
                <text:p>aug</text:p>
              </table:table-cell>
              <table:table-cell office:value-type="float" office:value="42.5">
                <text:p>42.5</text:p>
              </table:table-cell>
              <table:table-cell office:value-type="float" office:value="47.5">
                <text:p>47.5</text:p>
              </table:table-cell>
            </table:table-row>
            <table:table-row>
              <table:table-cell office:value-type="string">
                <text:p>sep</text:p>
              </table:table-cell>
              <table:table-cell office:value-type="float" office:value="32.5">
                <text:p>32.5</text:p>
              </table:table-cell>
              <table:table-cell office:value-type="float" office:value="42.5">
                <text:p>42.5</text:p>
              </table:table-cell>
            </table:table-row>
            <table:table-row>
              <table:table-cell office:value-type="string">
                <text:p>oct</text:p>
              </table:table-cell>
              <table:table-cell office:value-type="float" office:value="22.5">
                <text:p>22.5</text:p>
              </table:table-cell>
              <table:table-cell office:value-type="float" office:value="27.5">
                <text:p>27.5</text:p>
              </table:table-cell>
            </table:table-row>
            <table:table-row>
              <table:table-cell office:value-type="string">
                <text:p>nov</text:p>
              </table:table-cell>
              <table:table-cell office:value-type="float" office:value="17.5">
                <text:p>17.5</text:p>
              </table:table-cell>
              <table:table-cell office:value-type="float" office:value="17.5">
                <text:p>17.5</text:p>
              </table:table-cell>
            </table:table-row>
            <table:table-row>
              <table:table-cell office:value-type="string">
                <text:p>dec</text:p>
              </table:table-cell>
              <table:table-cell office:value-type="float" office:value="12.5">
                <text:p>12.5</text:p>
              </table:table-cell>
              <table:table-cell office:value-type="float" office:value="12.5">
                <text:p>1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Windows_x86 LibreOffice_project/37b43f919e4de5eeaca9b9755ed688758a8251fe</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3.286cm" svg:y="0.315cm" chart:style-name="ch2">
          <text:p>total kWh per month needed for auxillary lighting</text:p>
        </chart:title>
        <chart:legend chart:legend-position="end" svg:x="12.141cm" svg:y="3.951cm" style:legend-expansion="high" chart:style-name="ch3"/>
        <chart:plot-area chart:style-name="ch4" chart:data-source-has-labels="both" svg:x="0.319cm" svg:y="1.273cm" svg:width="11.503cm" svg:height="7.547cm">
          <chartooo:coordinate-region svg:x="1.681cm" svg:y="1.473cm" svg:width="9.861cm" svg:height="6.7cm"/>
          <chart:axis chart:dimension="x" chart:name="primary-x" chart:style-name="ch5"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line">
            <chart:data-point chart:repeated="12"/>
          </chart:series>
          <chart:series chart:style-name="ch8" chart:values-cell-range-address="local-table.$C$2:.$C$13" chart:label-cell-address="local-table.$C$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te of jefferson</text:p>
              </table:table-cell>
              <table:table-cell office:value-type="string">
                <text:p>golden coast</text:p>
              </table:table-cell>
            </table:table-row>
          </table:table-header-rows>
          <table:table-rows>
            <table:table-row>
              <table:table-cell office:value-type="string">
                <text:p>jan</text:p>
              </table:table-cell>
              <table:table-cell office:value-type="float" office:value="346090.519703027">
                <text:p>346090.519703027</text:p>
              </table:table-cell>
              <table:table-cell office:value-type="float" office:value="300701.599086236">
                <text:p>300701.599086236</text:p>
              </table:table-cell>
            </table:table-row>
            <table:table-row>
              <table:table-cell office:value-type="string">
                <text:p>feb</text:p>
              </table:table-cell>
              <table:table-cell office:value-type="float" office:value="300701.599086236">
                <text:p>300701.599086236</text:p>
              </table:table-cell>
              <table:table-cell office:value-type="float" office:value="255312.678469446">
                <text:p>255312.678469446</text:p>
              </table:table-cell>
            </table:table-row>
            <table:table-row>
              <table:table-cell office:value-type="string">
                <text:p>mar</text:p>
              </table:table-cell>
              <table:table-cell office:value-type="float" office:value="209923.757852656">
                <text:p>209923.757852656</text:p>
              </table:table-cell>
              <table:table-cell office:value-type="float" office:value="164534.837235865">
                <text:p>164534.837235865</text:p>
              </table:table-cell>
            </table:table-row>
            <table:table-row>
              <table:table-cell office:value-type="string">
                <text:p>apr</text:p>
              </table:table-cell>
              <table:table-cell office:value-type="float" office:value="119145.916619075">
                <text:p>119145.916619075</text:p>
              </table:table-cell>
              <table:table-cell office:value-type="float" office:value="73756.9960022844">
                <text:p>73756.9960022844</text:p>
              </table:table-cell>
            </table:table-row>
            <table:table-row>
              <table:table-cell office:value-type="string">
                <text:p>may</text:p>
              </table:table-cell>
              <table:table-cell office:value-type="float" office:value="28368.075385494">
                <text:p>28368.075385494</text:p>
              </table:table-cell>
              <table:table-cell office:value-type="float" office:value="0">
                <text:p>0</text:p>
              </table:table-cell>
            </table:table-row>
            <table:table-row>
              <table:table-cell office:value-type="string">
                <text:p>jun</text:p>
              </table:table-cell>
              <table:table-cell office:value-type="float" office:value="0">
                <text:p>0</text:p>
              </table:table-cell>
              <table:table-cell office:value-type="float" office:value="0">
                <text:p>0</text:p>
              </table:table-cell>
            </table:table-row>
            <table:table-row>
              <table:table-cell office:value-type="string">
                <text:p>jul</text:p>
              </table:table-cell>
              <table:table-cell office:value-type="float" office:value="0">
                <text:p>0</text:p>
              </table:table-cell>
              <table:table-cell office:value-type="float" office:value="0">
                <text:p>0</text:p>
              </table:table-cell>
            </table:table-row>
            <table:table-row>
              <table:table-cell office:value-type="string">
                <text:p>aug</text:p>
              </table:table-cell>
              <table:table-cell office:value-type="float" office:value="73756.9960022844">
                <text:p>73756.9960022844</text:p>
              </table:table-cell>
              <table:table-cell office:value-type="float" office:value="28368.075385494">
                <text:p>28368.075385494</text:p>
              </table:table-cell>
            </table:table-row>
            <table:table-row>
              <table:table-cell office:value-type="string">
                <text:p>sep</text:p>
              </table:table-cell>
              <table:table-cell office:value-type="float" office:value="164534.837235865">
                <text:p>164534.837235865</text:p>
              </table:table-cell>
              <table:table-cell office:value-type="float" office:value="73756.9960022844">
                <text:p>73756.9960022844</text:p>
              </table:table-cell>
            </table:table-row>
            <table:table-row>
              <table:table-cell office:value-type="string">
                <text:p>oct</text:p>
              </table:table-cell>
              <table:table-cell office:value-type="float" office:value="255312.678469446">
                <text:p>255312.678469446</text:p>
              </table:table-cell>
              <table:table-cell office:value-type="float" office:value="209923.757852656">
                <text:p>209923.757852656</text:p>
              </table:table-cell>
            </table:table-row>
            <table:table-row>
              <table:table-cell office:value-type="string">
                <text:p>nov</text:p>
              </table:table-cell>
              <table:table-cell office:value-type="float" office:value="300701.599086236">
                <text:p>300701.599086236</text:p>
              </table:table-cell>
              <table:table-cell office:value-type="float" office:value="300701.599086236">
                <text:p>300701.599086236</text:p>
              </table:table-cell>
            </table:table-row>
            <table:table-row>
              <table:table-cell office:value-type="string">
                <text:p>dec</text:p>
              </table:table-cell>
              <table:table-cell office:value-type="float" office:value="346090.519703027">
                <text:p>346090.519703027</text:p>
              </table:table-cell>
              <table:table-cell office:value-type="float" office:value="346090.519703027">
                <text:p>346090.519703027</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Windows_x86 LibreOffice_project/37b43f919e4de5eeaca9b9755ed688758a8251fe</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104">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4">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104">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5.058cm" svg:y="0.315cm" chart:style-name="ch2">
          <text:p>monthy auxillary lighting costs</text:p>
        </chart:title>
        <chart:legend chart:legend-position="end" svg:x="12.141cm" svg:y="3.951cm" style:legend-expansion="high" chart:style-name="ch3"/>
        <chart:plot-area chart:style-name="ch4" chart:data-source-has-labels="both" svg:x="0.319cm" svg:y="1.273cm" svg:width="11.503cm" svg:height="7.547cm">
          <chartooo:coordinate-region svg:x="2.263cm" svg:y="1.473cm" svg:width="9.093cm" svg:height="6.7cm"/>
          <chart:axis chart:dimension="x" chart:name="primary-x" chart:style-name="ch5" chartooo:axis-type="auto">
            <chartooo:date-scale/>
            <chart:categories table:cell-range-address="local-table.$A$2:.$A$13"/>
          </chart:axis>
          <chart:axis chart:dimension="y" chart:name="primary-y" chart:style-name="ch6">
            <chart:grid chart:style-name="ch7" chart:class="major"/>
          </chart:axis>
          <chart:series chart:style-name="ch8" chart:values-cell-range-address="local-table.$B$2:.$B$13" chart:label-cell-address="local-table.$B$1" chart:class="chart:line">
            <chart:data-point chart:repeated="12"/>
          </chart:series>
          <chart:series chart:style-name="ch9" chart:values-cell-range-address="local-table.$C$2:.$C$13" chart:label-cell-address="local-table.$C$1" chart:class="chart:line">
            <chart:data-point chart:repeated="1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te of jefferson</text:p>
              </table:table-cell>
              <table:table-cell office:value-type="string">
                <text:p>golden coast</text:p>
              </table:table-cell>
            </table:table-row>
          </table:table-header-rows>
          <table:table-rows>
            <table:table-row>
              <table:table-cell office:value-type="string">
                <text:p>jan</text:p>
              </table:table-cell>
              <table:table-cell office:value-type="float" office:value="86522.6299257567">
                <text:p>86522.6299257567</text:p>
              </table:table-cell>
              <table:table-cell office:value-type="float" office:value="75175.3997715591">
                <text:p>75175.3997715591</text:p>
              </table:table-cell>
            </table:table-row>
            <table:table-row>
              <table:table-cell office:value-type="string">
                <text:p>feb</text:p>
              </table:table-cell>
              <table:table-cell office:value-type="float" office:value="75175.3997715591">
                <text:p>75175.3997715591</text:p>
              </table:table-cell>
              <table:table-cell office:value-type="float" office:value="63828.1696173615">
                <text:p>63828.1696173615</text:p>
              </table:table-cell>
            </table:table-row>
            <table:table-row>
              <table:table-cell office:value-type="string">
                <text:p>mar</text:p>
              </table:table-cell>
              <table:table-cell office:value-type="float" office:value="52480.9394631639">
                <text:p>52480.9394631639</text:p>
              </table:table-cell>
              <table:table-cell office:value-type="float" office:value="41133.7093089663">
                <text:p>41133.7093089663</text:p>
              </table:table-cell>
            </table:table-row>
            <table:table-row>
              <table:table-cell office:value-type="string">
                <text:p>apr</text:p>
              </table:table-cell>
              <table:table-cell office:value-type="float" office:value="29786.4791547687">
                <text:p>29786.4791547687</text:p>
              </table:table-cell>
              <table:table-cell office:value-type="float" office:value="18439.2490005711">
                <text:p>18439.2490005711</text:p>
              </table:table-cell>
            </table:table-row>
            <table:table-row>
              <table:table-cell office:value-type="string">
                <text:p>may</text:p>
              </table:table-cell>
              <table:table-cell office:value-type="float" office:value="7092.01884637349">
                <text:p>7092.01884637349</text:p>
              </table:table-cell>
              <table:table-cell office:value-type="float" office:value="0">
                <text:p>0</text:p>
              </table:table-cell>
            </table:table-row>
            <table:table-row>
              <table:table-cell office:value-type="string">
                <text:p>jun</text:p>
              </table:table-cell>
              <table:table-cell office:value-type="float" office:value="0">
                <text:p>0</text:p>
              </table:table-cell>
              <table:table-cell office:value-type="float" office:value="0">
                <text:p>0</text:p>
              </table:table-cell>
            </table:table-row>
            <table:table-row>
              <table:table-cell office:value-type="string">
                <text:p>jul</text:p>
              </table:table-cell>
              <table:table-cell office:value-type="float" office:value="0">
                <text:p>0</text:p>
              </table:table-cell>
              <table:table-cell office:value-type="float" office:value="0">
                <text:p>0</text:p>
              </table:table-cell>
            </table:table-row>
            <table:table-row>
              <table:table-cell office:value-type="string">
                <text:p>aug</text:p>
              </table:table-cell>
              <table:table-cell office:value-type="float" office:value="18439.2490005711">
                <text:p>18439.2490005711</text:p>
              </table:table-cell>
              <table:table-cell office:value-type="float" office:value="7092.01884637349">
                <text:p>7092.01884637349</text:p>
              </table:table-cell>
            </table:table-row>
            <table:table-row>
              <table:table-cell office:value-type="string">
                <text:p>sep</text:p>
              </table:table-cell>
              <table:table-cell office:value-type="float" office:value="41133.7093089663">
                <text:p>41133.7093089663</text:p>
              </table:table-cell>
              <table:table-cell office:value-type="float" office:value="18439.2490005711">
                <text:p>18439.2490005711</text:p>
              </table:table-cell>
            </table:table-row>
            <table:table-row>
              <table:table-cell office:value-type="string">
                <text:p>oct</text:p>
              </table:table-cell>
              <table:table-cell office:value-type="float" office:value="63828.1696173615">
                <text:p>63828.1696173615</text:p>
              </table:table-cell>
              <table:table-cell office:value-type="float" office:value="52480.9394631639">
                <text:p>52480.9394631639</text:p>
              </table:table-cell>
            </table:table-row>
            <table:table-row>
              <table:table-cell office:value-type="string">
                <text:p>nov</text:p>
              </table:table-cell>
              <table:table-cell office:value-type="float" office:value="75175.3997715591">
                <text:p>75175.3997715591</text:p>
              </table:table-cell>
              <table:table-cell office:value-type="float" office:value="75175.3997715591">
                <text:p>75175.3997715591</text:p>
              </table:table-cell>
            </table:table-row>
            <table:table-row>
              <table:table-cell office:value-type="string">
                <text:p>dec</text:p>
              </table:table-cell>
              <table:table-cell office:value-type="float" office:value="86522.6299257567">
                <text:p>86522.6299257567</text:p>
              </table:table-cell>
              <table:table-cell office:value-type="float" office:value="86522.6299257567">
                <text:p>86522.629925756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Windows_x86 LibreOffice_project/37b43f919e4de5eeaca9b9755ed688758a8251fe</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4">
      <style:text-properties style:text-position=""/>
    </style:style>
    <style:style style:name="ce2" style:family="table-cell" style:parent-style-name="Default" style:data-style-name="N104"/>
  </office:automatic-styles>
  <office:body>
    <office:spreadsheet>
      <table:calculation-settings table:automatic-find-labels="false"/>
      <table:table table:name="Sheet1" table:style-name="ta1">
        <table:table-column table:style-name="co1" table:number-columns-repeated="16" table:default-cell-style-name="Default"/>
        <table:table-row table:style-name="ro1" table:number-rows-repeated="200">
          <table:table-cell table:number-columns-repeated="16"/>
        </table:table-row>
        <table:table-row table:style-name="ro1">
          <table:table-cell table:number-columns-repeated="14"/>
          <table:table-cell office:value-type="string" calcext:value-type="string">
            <text:p>state of jefferson</text:p>
          </table:table-cell>
          <table:table-cell office:value-type="string" calcext:value-type="string">
            <text:p>golden coast</text:p>
          </table:table-cell>
        </table:table-row>
        <table:table-row table:style-name="ro1">
          <table:table-cell table:number-columns-repeated="13"/>
          <table:table-cell office:value-type="string" calcext:value-type="string">
            <text:p>jan</text:p>
          </table:table-cell>
          <table:table-cell table:style-name="ce2" office:value-type="currency" office:currency="USD" office:value="86522.6299257567" calcext:value-type="currency">
            <text:p>$86,522.63</text:p>
          </table:table-cell>
          <table:table-cell table:style-name="ce2" office:value-type="currency" office:currency="USD" office:value="75175.3997715591" calcext:value-type="currency">
            <text:p>$75,175.40</text:p>
          </table:table-cell>
        </table:table-row>
        <table:table-row table:style-name="ro1">
          <table:table-cell table:number-columns-repeated="13"/>
          <table:table-cell office:value-type="string" calcext:value-type="string">
            <text:p>feb</text:p>
          </table:table-cell>
          <table:table-cell table:style-name="ce2" office:value-type="currency" office:currency="USD" office:value="75175.3997715591" calcext:value-type="currency">
            <text:p>$75,175.40</text:p>
          </table:table-cell>
          <table:table-cell table:style-name="ce2" office:value-type="currency" office:currency="USD" office:value="63828.1696173615" calcext:value-type="currency">
            <text:p>$63,828.17</text:p>
          </table:table-cell>
        </table:table-row>
        <table:table-row table:style-name="ro1">
          <table:table-cell table:number-columns-repeated="13"/>
          <table:table-cell office:value-type="string" calcext:value-type="string">
            <text:p>mar</text:p>
          </table:table-cell>
          <table:table-cell table:style-name="ce2" office:value-type="currency" office:currency="USD" office:value="52480.9394631639" calcext:value-type="currency">
            <text:p>$52,480.94</text:p>
          </table:table-cell>
          <table:table-cell table:style-name="ce2" office:value-type="currency" office:currency="USD" office:value="41133.7093089663" calcext:value-type="currency">
            <text:p>$41,133.71</text:p>
          </table:table-cell>
        </table:table-row>
        <table:table-row table:style-name="ro1">
          <table:table-cell table:number-columns-repeated="13"/>
          <table:table-cell office:value-type="string" calcext:value-type="string">
            <text:p>apr</text:p>
          </table:table-cell>
          <table:table-cell table:style-name="ce2" office:value-type="currency" office:currency="USD" office:value="29786.4791547687" calcext:value-type="currency">
            <text:p>$29,786.48</text:p>
          </table:table-cell>
          <table:table-cell table:style-name="ce2" office:value-type="currency" office:currency="USD" office:value="18439.2490005711" calcext:value-type="currency">
            <text:p>$18,439.25</text:p>
          </table:table-cell>
        </table:table-row>
        <table:table-row table:style-name="ro1">
          <table:table-cell table:number-columns-repeated="13"/>
          <table:table-cell office:value-type="string" calcext:value-type="string">
            <text:p>may</text:p>
          </table:table-cell>
          <table:table-cell table:style-name="ce2" office:value-type="currency" office:currency="USD" office:value="7092.01884637349" calcext:value-type="currency">
            <text:p>$7,092.02</text:p>
          </table:table-cell>
          <table:table-cell table:style-name="ce2" office:value-type="currency" office:currency="USD" office:value="0" calcext:value-type="currency">
            <text:p>$0.00</text:p>
          </table:table-cell>
        </table:table-row>
        <table:table-row table:style-name="ro1">
          <table:table-cell table:number-columns-repeated="13"/>
          <table:table-cell office:value-type="string" calcext:value-type="string">
            <text:p>jun</text:p>
          </table:table-cell>
          <table:table-cell table:number-columns-repeated="2" table:style-name="ce2" office:value-type="currency" office:currency="USD" office:value="0" calcext:value-type="currency">
            <text:p>$0.00</text:p>
          </table:table-cell>
        </table:table-row>
        <table:table-row table:style-name="ro1">
          <table:table-cell table:number-columns-repeated="13"/>
          <table:table-cell office:value-type="string" calcext:value-type="string">
            <text:p>jul</text:p>
          </table:table-cell>
          <table:table-cell table:number-columns-repeated="2" table:style-name="ce2" office:value-type="currency" office:currency="USD" office:value="0" calcext:value-type="currency">
            <text:p>$0.00</text:p>
          </table:table-cell>
        </table:table-row>
        <table:table-row table:style-name="ro1">
          <table:table-cell table:number-columns-repeated="13"/>
          <table:table-cell office:value-type="string" calcext:value-type="string">
            <text:p>aug</text:p>
          </table:table-cell>
          <table:table-cell table:style-name="ce2" office:value-type="currency" office:currency="USD" office:value="18439.2490005711" calcext:value-type="currency">
            <text:p>$18,439.25</text:p>
          </table:table-cell>
          <table:table-cell table:style-name="ce2" office:value-type="currency" office:currency="USD" office:value="7092.01884637349" calcext:value-type="currency">
            <text:p>$7,092.02</text:p>
          </table:table-cell>
        </table:table-row>
        <table:table-row table:style-name="ro1">
          <table:table-cell table:number-columns-repeated="13"/>
          <table:table-cell office:value-type="string" calcext:value-type="string">
            <text:p>sep</text:p>
          </table:table-cell>
          <table:table-cell table:style-name="ce2" office:value-type="currency" office:currency="USD" office:value="41133.7093089663" calcext:value-type="currency">
            <text:p>$41,133.71</text:p>
          </table:table-cell>
          <table:table-cell table:style-name="ce2" office:value-type="currency" office:currency="USD" office:value="18439.2490005711" calcext:value-type="currency">
            <text:p>$18,439.25</text:p>
          </table:table-cell>
        </table:table-row>
        <table:table-row table:style-name="ro1">
          <table:table-cell table:number-columns-repeated="13"/>
          <table:table-cell office:value-type="string" calcext:value-type="string">
            <text:p>oct</text:p>
          </table:table-cell>
          <table:table-cell table:style-name="ce2" office:value-type="currency" office:currency="USD" office:value="63828.1696173615" calcext:value-type="currency">
            <text:p>$63,828.17</text:p>
          </table:table-cell>
          <table:table-cell table:style-name="ce2" office:value-type="currency" office:currency="USD" office:value="52480.9394631639" calcext:value-type="currency">
            <text:p>$52,480.94</text:p>
          </table:table-cell>
        </table:table-row>
        <table:table-row table:style-name="ro1">
          <table:table-cell table:number-columns-repeated="13"/>
          <table:table-cell office:value-type="string" calcext:value-type="string">
            <text:p>nov</text:p>
          </table:table-cell>
          <table:table-cell table:number-columns-repeated="2" table:style-name="ce2" office:value-type="currency" office:currency="USD" office:value="75175.3997715591" calcext:value-type="currency">
            <text:p>$75,175.40</text:p>
          </table:table-cell>
        </table:table-row>
        <table:table-row table:style-name="ro1">
          <table:table-cell table:number-columns-repeated="13"/>
          <table:table-cell office:value-type="string" calcext:value-type="string">
            <text:p>dec</text:p>
          </table:table-cell>
          <table:table-cell table:number-columns-repeated="2" table:style-name="ce2" office:value-type="currency" office:currency="USD" office:value="86522.6299257567" calcext:value-type="currency">
            <text:p>$86,522.63</text:p>
          </table:table-cell>
        </table:table-row>
        <table:table-row table:style-name="ro1">
          <table:table-cell table:number-columns-repeated="14"/>
          <table:table-cell table:style-name="ce2" table:formula="of:=SUM([.O202:.O213])" office:value-type="currency" office:currency="USD" office:value="536156.624785837" calcext:value-type="currency">
            <text:p>$536,156.62</text:p>
          </table:table-cell>
          <table:table-cell table:style-name="ce2" table:formula="of:=SUM([.P202:.P213])" office:value-type="currency" office:currency="USD" office:value="438286.764705882" calcext:value-type="currency">
            <text:p>$438,286.76</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4">00/00/0000</text:date>, <text:time style:data-style-name="N2" text:time-value="22:57:08.28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104">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4">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104">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5.058cm" svg:y="0.315cm" chart:style-name="ch2">
          <text:p>monthy auxillary lighting costs</text:p>
        </chart:title>
        <chart:legend chart:legend-position="end" svg:x="12.141cm" svg:y="3.951cm" style:legend-expansion="high" chart:style-name="ch3"/>
        <chart:plot-area chart:style-name="ch4" chart:data-source-has-labels="both" svg:x="0.319cm" svg:y="1.273cm" svg:width="11.503cm" svg:height="7.547cm">
          <chartooo:coordinate-region svg:x="2.263cm" svg:y="1.473cm" svg:width="9.093cm" svg:height="6.7cm"/>
          <chart:axis chart:dimension="x" chart:name="primary-x" chart:style-name="ch5" chartooo:axis-type="auto">
            <chartooo:date-scale/>
            <chart:categories table:cell-range-address="local-table.$A$2:.$A$13"/>
          </chart:axis>
          <chart:axis chart:dimension="y" chart:name="primary-y" chart:style-name="ch6">
            <chart:grid chart:style-name="ch7" chart:class="major"/>
          </chart:axis>
          <chart:series chart:style-name="ch8" chart:values-cell-range-address="local-table.$B$2:.$B$13" chart:label-cell-address="local-table.$B$1" chart:class="chart:line">
            <chart:data-point chart:repeated="12"/>
          </chart:series>
          <chart:series chart:style-name="ch9" chart:values-cell-range-address="local-table.$C$2:.$C$13" chart:label-cell-address="local-table.$C$1" chart:class="chart:line">
            <chart:data-point chart:repeated="1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te of jefferson</text:p>
              </table:table-cell>
              <table:table-cell office:value-type="string">
                <text:p>golden coast</text:p>
              </table:table-cell>
            </table:table-row>
          </table:table-header-rows>
          <table:table-rows>
            <table:table-row>
              <table:table-cell office:value-type="string">
                <text:p>jan</text:p>
              </table:table-cell>
              <table:table-cell office:value-type="float" office:value="86522.6299257567">
                <text:p>86522.6299257567</text:p>
              </table:table-cell>
              <table:table-cell office:value-type="float" office:value="75175.3997715591">
                <text:p>75175.3997715591</text:p>
              </table:table-cell>
            </table:table-row>
            <table:table-row>
              <table:table-cell office:value-type="string">
                <text:p>feb</text:p>
              </table:table-cell>
              <table:table-cell office:value-type="float" office:value="75175.3997715591">
                <text:p>75175.3997715591</text:p>
              </table:table-cell>
              <table:table-cell office:value-type="float" office:value="63828.1696173615">
                <text:p>63828.1696173615</text:p>
              </table:table-cell>
            </table:table-row>
            <table:table-row>
              <table:table-cell office:value-type="string">
                <text:p>mar</text:p>
              </table:table-cell>
              <table:table-cell office:value-type="float" office:value="52480.9394631639">
                <text:p>52480.9394631639</text:p>
              </table:table-cell>
              <table:table-cell office:value-type="float" office:value="41133.7093089663">
                <text:p>41133.7093089663</text:p>
              </table:table-cell>
            </table:table-row>
            <table:table-row>
              <table:table-cell office:value-type="string">
                <text:p>apr</text:p>
              </table:table-cell>
              <table:table-cell office:value-type="float" office:value="29786.4791547687">
                <text:p>29786.4791547687</text:p>
              </table:table-cell>
              <table:table-cell office:value-type="float" office:value="18439.2490005711">
                <text:p>18439.2490005711</text:p>
              </table:table-cell>
            </table:table-row>
            <table:table-row>
              <table:table-cell office:value-type="string">
                <text:p>may</text:p>
              </table:table-cell>
              <table:table-cell office:value-type="float" office:value="7092.01884637349">
                <text:p>7092.01884637349</text:p>
              </table:table-cell>
              <table:table-cell office:value-type="float" office:value="0">
                <text:p>0</text:p>
              </table:table-cell>
            </table:table-row>
            <table:table-row>
              <table:table-cell office:value-type="string">
                <text:p>jun</text:p>
              </table:table-cell>
              <table:table-cell office:value-type="float" office:value="0">
                <text:p>0</text:p>
              </table:table-cell>
              <table:table-cell office:value-type="float" office:value="0">
                <text:p>0</text:p>
              </table:table-cell>
            </table:table-row>
            <table:table-row>
              <table:table-cell office:value-type="string">
                <text:p>jul</text:p>
              </table:table-cell>
              <table:table-cell office:value-type="float" office:value="0">
                <text:p>0</text:p>
              </table:table-cell>
              <table:table-cell office:value-type="float" office:value="0">
                <text:p>0</text:p>
              </table:table-cell>
            </table:table-row>
            <table:table-row>
              <table:table-cell office:value-type="string">
                <text:p>aug</text:p>
              </table:table-cell>
              <table:table-cell office:value-type="float" office:value="18439.2490005711">
                <text:p>18439.2490005711</text:p>
              </table:table-cell>
              <table:table-cell office:value-type="float" office:value="7092.01884637349">
                <text:p>7092.01884637349</text:p>
              </table:table-cell>
            </table:table-row>
            <table:table-row>
              <table:table-cell office:value-type="string">
                <text:p>sep</text:p>
              </table:table-cell>
              <table:table-cell office:value-type="float" office:value="41133.7093089663">
                <text:p>41133.7093089663</text:p>
              </table:table-cell>
              <table:table-cell office:value-type="float" office:value="18439.2490005711">
                <text:p>18439.2490005711</text:p>
              </table:table-cell>
            </table:table-row>
            <table:table-row>
              <table:table-cell office:value-type="string">
                <text:p>oct</text:p>
              </table:table-cell>
              <table:table-cell office:value-type="float" office:value="63828.1696173615">
                <text:p>63828.1696173615</text:p>
              </table:table-cell>
              <table:table-cell office:value-type="float" office:value="52480.9394631639">
                <text:p>52480.9394631639</text:p>
              </table:table-cell>
            </table:table-row>
            <table:table-row>
              <table:table-cell office:value-type="string">
                <text:p>nov</text:p>
              </table:table-cell>
              <table:table-cell office:value-type="float" office:value="75175.3997715591">
                <text:p>75175.3997715591</text:p>
              </table:table-cell>
              <table:table-cell office:value-type="float" office:value="75175.3997715591">
                <text:p>75175.3997715591</text:p>
              </table:table-cell>
            </table:table-row>
            <table:table-row>
              <table:table-cell office:value-type="string">
                <text:p>dec</text:p>
              </table:table-cell>
              <table:table-cell office:value-type="float" office:value="86522.6299257567">
                <text:p>86522.6299257567</text:p>
              </table:table-cell>
              <table:table-cell office:value-type="float" office:value="86522.6299257567">
                <text:p>86522.6299257567</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Windows_x86 LibreOffice_project/37b43f919e4de5eeaca9b9755ed688758a8251fe</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4"/>
  </office:automatic-styles>
  <office:body>
    <office:spreadsheet>
      <table:calculation-settings table:automatic-find-labels="false"/>
      <table:table table:name="Sheet1" table:style-name="ta1">
        <table:table-column table:style-name="co1" table:number-columns-repeated="16" table:default-cell-style-name="Default"/>
        <table:table-row table:style-name="ro1" table:number-rows-repeated="200">
          <table:table-cell table:number-columns-repeated="16"/>
        </table:table-row>
        <table:table-row table:style-name="ro1">
          <table:table-cell table:number-columns-repeated="15"/>
          <table:table-cell office:value-type="string" calcext:value-type="string">
            <text:p>golden coast</text:p>
          </table:table-cell>
        </table:table-row>
        <table:table-row table:style-name="ro1">
          <table:table-cell table:number-columns-repeated="13"/>
          <table:table-cell office:value-type="string" calcext:value-type="string">
            <text:p>jan</text:p>
          </table:table-cell>
          <table:table-cell table:style-name="ce1" office:value-type="currency" office:currency="USD" office:value="86522.6299257567" calcext:value-type="currency">
            <text:p>$86,522.63</text:p>
          </table:table-cell>
          <table:table-cell table:style-name="ce1" office:value-type="currency" office:currency="USD" office:value="75175.3997715591" calcext:value-type="currency">
            <text:p>$75,175.40</text:p>
          </table:table-cell>
        </table:table-row>
        <table:table-row table:style-name="ro1">
          <table:table-cell table:number-columns-repeated="13"/>
          <table:table-cell office:value-type="string" calcext:value-type="string">
            <text:p>feb</text:p>
          </table:table-cell>
          <table:table-cell table:style-name="ce1" office:value-type="currency" office:currency="USD" office:value="75175.3997715591" calcext:value-type="currency">
            <text:p>$75,175.40</text:p>
          </table:table-cell>
          <table:table-cell table:style-name="ce1" office:value-type="currency" office:currency="USD" office:value="63828.1696173615" calcext:value-type="currency">
            <text:p>$63,828.17</text:p>
          </table:table-cell>
        </table:table-row>
        <table:table-row table:style-name="ro1">
          <table:table-cell table:number-columns-repeated="13"/>
          <table:table-cell office:value-type="string" calcext:value-type="string">
            <text:p>mar</text:p>
          </table:table-cell>
          <table:table-cell table:style-name="ce1" office:value-type="currency" office:currency="USD" office:value="52480.9394631639" calcext:value-type="currency">
            <text:p>$52,480.94</text:p>
          </table:table-cell>
          <table:table-cell table:style-name="ce1" office:value-type="currency" office:currency="USD" office:value="41133.7093089663" calcext:value-type="currency">
            <text:p>$41,133.71</text:p>
          </table:table-cell>
        </table:table-row>
        <table:table-row table:style-name="ro1">
          <table:table-cell table:number-columns-repeated="13"/>
          <table:table-cell office:value-type="string" calcext:value-type="string">
            <text:p>apr</text:p>
          </table:table-cell>
          <table:table-cell table:style-name="ce1" office:value-type="currency" office:currency="USD" office:value="29786.4791547687" calcext:value-type="currency">
            <text:p>$29,786.48</text:p>
          </table:table-cell>
          <table:table-cell table:style-name="ce1" office:value-type="currency" office:currency="USD" office:value="18439.2490005711" calcext:value-type="currency">
            <text:p>$18,439.25</text:p>
          </table:table-cell>
        </table:table-row>
        <table:table-row table:style-name="ro1">
          <table:table-cell table:number-columns-repeated="13"/>
          <table:table-cell office:value-type="string" calcext:value-type="string">
            <text:p>may</text:p>
          </table:table-cell>
          <table:table-cell table:style-name="ce1" office:value-type="currency" office:currency="USD" office:value="7092.01884637349" calcext:value-type="currency">
            <text:p>$7,092.02</text:p>
          </table:table-cell>
          <table:table-cell table:style-name="ce1" office:value-type="currency" office:currency="USD" office:value="0" calcext:value-type="currency">
            <text:p>$0.00</text:p>
          </table:table-cell>
        </table:table-row>
        <table:table-row table:style-name="ro1">
          <table:table-cell table:number-columns-repeated="13"/>
          <table:table-cell office:value-type="string" calcext:value-type="string">
            <text:p>jun</text:p>
          </table:table-cell>
          <table:table-cell table:number-columns-repeated="2" table:style-name="ce1" office:value-type="currency" office:currency="USD" office:value="0" calcext:value-type="currency">
            <text:p>$0.00</text:p>
          </table:table-cell>
        </table:table-row>
        <table:table-row table:style-name="ro1">
          <table:table-cell table:number-columns-repeated="13"/>
          <table:table-cell office:value-type="string" calcext:value-type="string">
            <text:p>jul</text:p>
          </table:table-cell>
          <table:table-cell table:number-columns-repeated="2" table:style-name="ce1" office:value-type="currency" office:currency="USD" office:value="0" calcext:value-type="currency">
            <text:p>$0.00</text:p>
          </table:table-cell>
        </table:table-row>
        <table:table-row table:style-name="ro1">
          <table:table-cell table:number-columns-repeated="13"/>
          <table:table-cell office:value-type="string" calcext:value-type="string">
            <text:p>aug</text:p>
          </table:table-cell>
          <table:table-cell table:style-name="ce1" office:value-type="currency" office:currency="USD" office:value="18439.2490005711" calcext:value-type="currency">
            <text:p>$18,439.25</text:p>
          </table:table-cell>
          <table:table-cell table:style-name="ce1" office:value-type="currency" office:currency="USD" office:value="7092.01884637349" calcext:value-type="currency">
            <text:p>$7,092.02</text:p>
          </table:table-cell>
        </table:table-row>
        <table:table-row table:style-name="ro1">
          <table:table-cell table:number-columns-repeated="13"/>
          <table:table-cell office:value-type="string" calcext:value-type="string">
            <text:p>sep</text:p>
          </table:table-cell>
          <table:table-cell table:style-name="ce1" office:value-type="currency" office:currency="USD" office:value="41133.7093089663" calcext:value-type="currency">
            <text:p>$41,133.71</text:p>
          </table:table-cell>
          <table:table-cell table:style-name="ce1" office:value-type="currency" office:currency="USD" office:value="18439.2490005711" calcext:value-type="currency">
            <text:p>$18,439.25</text:p>
          </table:table-cell>
        </table:table-row>
        <table:table-row table:style-name="ro1">
          <table:table-cell table:number-columns-repeated="13"/>
          <table:table-cell office:value-type="string" calcext:value-type="string">
            <text:p>oct</text:p>
          </table:table-cell>
          <table:table-cell table:style-name="ce1" office:value-type="currency" office:currency="USD" office:value="63828.1696173615" calcext:value-type="currency">
            <text:p>$63,828.17</text:p>
          </table:table-cell>
          <table:table-cell table:style-name="ce1" office:value-type="currency" office:currency="USD" office:value="52480.9394631639" calcext:value-type="currency">
            <text:p>$52,480.94</text:p>
          </table:table-cell>
        </table:table-row>
        <table:table-row table:style-name="ro1">
          <table:table-cell table:number-columns-repeated="13"/>
          <table:table-cell office:value-type="string" calcext:value-type="string">
            <text:p>nov</text:p>
          </table:table-cell>
          <table:table-cell table:number-columns-repeated="2" table:style-name="ce1" office:value-type="currency" office:currency="USD" office:value="75175.3997715591" calcext:value-type="currency">
            <text:p>$75,175.40</text:p>
          </table:table-cell>
        </table:table-row>
        <table:table-row table:style-name="ro1">
          <table:table-cell table:number-columns-repeated="13"/>
          <table:table-cell office:value-type="string" calcext:value-type="string">
            <text:p>dec</text:p>
          </table:table-cell>
          <table:table-cell table:number-columns-repeated="2" table:style-name="ce1" office:value-type="currency" office:currency="USD" office:value="86522.6299257567" calcext:value-type="currency">
            <text:p>$86,522.63</text:p>
          </table:table-cell>
        </table:table-row>
        <table:table-row table:style-name="ro1">
          <table:table-cell table:number-columns-repeated="14"/>
          <table:table-cell table:style-name="ce1" table:formula="of:=SUM([.O202:.O213])" office:value-type="currency" office:currency="USD" office:value="536156.624785837" calcext:value-type="currency">
            <text:p>$536,156.62</text:p>
          </table:table-cell>
          <table:table-cell table:style-name="ce1" table:formula="of:=SUM([.P202:.P213])" office:value-type="currency" office:currency="USD" office:value="438286.764705882" calcext:value-type="currency">
            <text:p>$438,286.76</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4">00/00/0000</text:date>, <text:time style:data-style-name="N2" text:time-value="23:26:35.24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4.384cm" svg:y="0.315cm" chart:style-name="ch2">
          <text:p>DLI minus glazing and structural loss</text:p>
        </chart:title>
        <chart:legend chart:legend-position="end" svg:x="12.141cm" svg:y="3.951cm" style:legend-expansion="high" chart:style-name="ch3"/>
        <chart:plot-area chart:style-name="ch4" chart:data-source-has-labels="both" svg:x="0.319cm" svg:y="1.273cm" svg:width="11.503cm" svg:height="7.547cm">
          <chartooo:coordinate-region svg:x="0.94cm" svg:y="1.472cm" svg:width="10.602cm" svg:height="6.701cm"/>
          <chart:axis chart:dimension="x" chart:name="primary-x" chart:style-name="ch5"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line">
            <chart:data-point chart:repeated="12"/>
          </chart:series>
          <chart:series chart:style-name="ch8" chart:values-cell-range-address="local-table.$C$2:.$C$13" chart:label-cell-address="local-table.$C$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te of jefferson</text:p>
              </table:table-cell>
              <table:table-cell office:value-type="string">
                <text:p>golden coast</text:p>
              </table:table-cell>
            </table:table-row>
          </table:table-header-rows>
          <table:table-rows>
            <table:table-row>
              <table:table-cell office:value-type="string">
                <text:p>jan</text:p>
              </table:table-cell>
              <table:table-cell office:value-type="float" office:value="8">
                <text:p>8</text:p>
              </table:table-cell>
              <table:table-cell office:value-type="float" office:value="11.2">
                <text:p>11.2</text:p>
              </table:table-cell>
            </table:table-row>
            <table:table-row>
              <table:table-cell office:value-type="string">
                <text:p>feb</text:p>
              </table:table-cell>
              <table:table-cell office:value-type="float" office:value="11.2">
                <text:p>11.2</text:p>
              </table:table-cell>
              <table:table-cell office:value-type="float" office:value="14.4">
                <text:p>14.4</text:p>
              </table:table-cell>
            </table:table-row>
            <table:table-row>
              <table:table-cell office:value-type="string">
                <text:p>mar</text:p>
              </table:table-cell>
              <table:table-cell office:value-type="float" office:value="17.6">
                <text:p>17.6</text:p>
              </table:table-cell>
              <table:table-cell office:value-type="float" office:value="20.8">
                <text:p>20.8</text:p>
              </table:table-cell>
            </table:table-row>
            <table:table-row>
              <table:table-cell office:value-type="string">
                <text:p>apr</text:p>
              </table:table-cell>
              <table:table-cell office:value-type="float" office:value="24">
                <text:p>24</text:p>
              </table:table-cell>
              <table:table-cell office:value-type="float" office:value="27.2">
                <text:p>27.2</text:p>
              </table:table-cell>
            </table:table-row>
            <table:table-row>
              <table:table-cell office:value-type="string">
                <text:p>may</text:p>
              </table:table-cell>
              <table:table-cell office:value-type="float" office:value="30.4">
                <text:p>30.4</text:p>
              </table:table-cell>
              <table:table-cell office:value-type="float" office:value="33.6">
                <text:p>33.6</text:p>
              </table:table-cell>
            </table:table-row>
            <table:table-row>
              <table:table-cell office:value-type="string">
                <text:p>jun</text:p>
              </table:table-cell>
              <table:table-cell office:value-type="float" office:value="33.6">
                <text:p>33.6</text:p>
              </table:table-cell>
              <table:table-cell office:value-type="float" office:value="33.6">
                <text:p>33.6</text:p>
              </table:table-cell>
            </table:table-row>
            <table:table-row>
              <table:table-cell office:value-type="string">
                <text:p>jul</text:p>
              </table:table-cell>
              <table:table-cell office:value-type="float" office:value="33.6">
                <text:p>33.6</text:p>
              </table:table-cell>
              <table:table-cell office:value-type="float" office:value="36.8">
                <text:p>36.8</text:p>
              </table:table-cell>
            </table:table-row>
            <table:table-row>
              <table:table-cell office:value-type="string">
                <text:p>aug</text:p>
              </table:table-cell>
              <table:table-cell office:value-type="float" office:value="27.2">
                <text:p>27.2</text:p>
              </table:table-cell>
              <table:table-cell office:value-type="float" office:value="30.4">
                <text:p>30.4</text:p>
              </table:table-cell>
            </table:table-row>
            <table:table-row>
              <table:table-cell office:value-type="string">
                <text:p>sep</text:p>
              </table:table-cell>
              <table:table-cell office:value-type="float" office:value="20.8">
                <text:p>20.8</text:p>
              </table:table-cell>
              <table:table-cell office:value-type="float" office:value="27.2">
                <text:p>27.2</text:p>
              </table:table-cell>
            </table:table-row>
            <table:table-row>
              <table:table-cell office:value-type="string">
                <text:p>oct</text:p>
              </table:table-cell>
              <table:table-cell office:value-type="float" office:value="14.4">
                <text:p>14.4</text:p>
              </table:table-cell>
              <table:table-cell office:value-type="float" office:value="17.6">
                <text:p>17.6</text:p>
              </table:table-cell>
            </table:table-row>
            <table:table-row>
              <table:table-cell office:value-type="string">
                <text:p>nov</text:p>
              </table:table-cell>
              <table:table-cell office:value-type="float" office:value="11.2">
                <text:p>11.2</text:p>
              </table:table-cell>
              <table:table-cell office:value-type="float" office:value="11.2">
                <text:p>11.2</text:p>
              </table:table-cell>
            </table:table-row>
            <table:table-row>
              <table:table-cell office:value-type="string">
                <text:p>dec</text:p>
              </table:table-cell>
              <table:table-cell office:value-type="float" office:value="8">
                <text:p>8</text:p>
              </table:table-cell>
              <table:table-cell office:value-type="float" office:value="8">
                <text:p>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Windows_x86 LibreOffice_project/37b43f919e4de5eeaca9b9755ed688758a8251fe</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5.786cm" svg:y="0.315cm" chart:style-name="ch2">
          <text:p>Additional DLI needed</text:p>
        </chart:title>
        <chart:legend chart:legend-position="end" svg:x="12.141cm" svg:y="3.951cm" style:legend-expansion="high" chart:style-name="ch3"/>
        <chart:plot-area chart:style-name="ch4" chart:data-source-has-labels="both" svg:x="0.319cm" svg:y="1.273cm" svg:width="11.503cm" svg:height="7.547cm">
          <chartooo:coordinate-region svg:x="0.94cm" svg:y="1.472cm" svg:width="10.602cm" svg:height="6.701cm"/>
          <chart:axis chart:dimension="x" chart:name="primary-x" chart:style-name="ch5"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line">
            <chart:data-point chart:repeated="12"/>
          </chart:series>
          <chart:series chart:style-name="ch8" chart:values-cell-range-address="local-table.$C$2:.$C$13" chart:label-cell-address="local-table.$C$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te of jefferson</text:p>
              </table:table-cell>
              <table:table-cell office:value-type="string">
                <text:p>golden coast</text:p>
              </table:table-cell>
            </table:table-row>
          </table:table-header-rows>
          <table:table-rows>
            <table:table-row>
              <table:table-cell office:value-type="string">
                <text:p>jan</text:p>
              </table:table-cell>
              <table:table-cell office:value-type="float" office:value="24.4">
                <text:p>24.4</text:p>
              </table:table-cell>
              <table:table-cell office:value-type="float" office:value="21.2">
                <text:p>21.2</text:p>
              </table:table-cell>
            </table:table-row>
            <table:table-row>
              <table:table-cell office:value-type="string">
                <text:p>feb</text:p>
              </table:table-cell>
              <table:table-cell office:value-type="float" office:value="21.2">
                <text:p>21.2</text:p>
              </table:table-cell>
              <table:table-cell office:value-type="float" office:value="18">
                <text:p>18</text:p>
              </table:table-cell>
            </table:table-row>
            <table:table-row>
              <table:table-cell office:value-type="string">
                <text:p>mar</text:p>
              </table:table-cell>
              <table:table-cell office:value-type="float" office:value="14.8">
                <text:p>14.8</text:p>
              </table:table-cell>
              <table:table-cell office:value-type="float" office:value="11.6">
                <text:p>11.6</text:p>
              </table:table-cell>
            </table:table-row>
            <table:table-row>
              <table:table-cell office:value-type="string">
                <text:p>apr</text:p>
              </table:table-cell>
              <table:table-cell office:value-type="float" office:value="8.4">
                <text:p>8.4</text:p>
              </table:table-cell>
              <table:table-cell office:value-type="float" office:value="5.2">
                <text:p>5.2</text:p>
              </table:table-cell>
            </table:table-row>
            <table:table-row>
              <table:table-cell office:value-type="string">
                <text:p>may</text:p>
              </table:table-cell>
              <table:table-cell office:value-type="float" office:value="2">
                <text:p>2</text:p>
              </table:table-cell>
              <table:table-cell office:value-type="float" office:value="0">
                <text:p>0</text:p>
              </table:table-cell>
            </table:table-row>
            <table:table-row>
              <table:table-cell office:value-type="string">
                <text:p>jun</text:p>
              </table:table-cell>
              <table:table-cell office:value-type="float" office:value="0">
                <text:p>0</text:p>
              </table:table-cell>
              <table:table-cell office:value-type="float" office:value="0">
                <text:p>0</text:p>
              </table:table-cell>
            </table:table-row>
            <table:table-row>
              <table:table-cell office:value-type="string">
                <text:p>jul</text:p>
              </table:table-cell>
              <table:table-cell office:value-type="float" office:value="0">
                <text:p>0</text:p>
              </table:table-cell>
              <table:table-cell office:value-type="float" office:value="0">
                <text:p>0</text:p>
              </table:table-cell>
            </table:table-row>
            <table:table-row>
              <table:table-cell office:value-type="string">
                <text:p>aug</text:p>
              </table:table-cell>
              <table:table-cell office:value-type="float" office:value="5.2">
                <text:p>5.2</text:p>
              </table:table-cell>
              <table:table-cell office:value-type="float" office:value="2">
                <text:p>2</text:p>
              </table:table-cell>
            </table:table-row>
            <table:table-row>
              <table:table-cell office:value-type="string">
                <text:p>sep</text:p>
              </table:table-cell>
              <table:table-cell office:value-type="float" office:value="11.6">
                <text:p>11.6</text:p>
              </table:table-cell>
              <table:table-cell office:value-type="float" office:value="5.2">
                <text:p>5.2</text:p>
              </table:table-cell>
            </table:table-row>
            <table:table-row>
              <table:table-cell office:value-type="string">
                <text:p>oct</text:p>
              </table:table-cell>
              <table:table-cell office:value-type="float" office:value="18">
                <text:p>18</text:p>
              </table:table-cell>
              <table:table-cell office:value-type="float" office:value="14.8">
                <text:p>14.8</text:p>
              </table:table-cell>
            </table:table-row>
            <table:table-row>
              <table:table-cell office:value-type="string">
                <text:p>nov</text:p>
              </table:table-cell>
              <table:table-cell office:value-type="float" office:value="21.2">
                <text:p>21.2</text:p>
              </table:table-cell>
              <table:table-cell office:value-type="float" office:value="21.2">
                <text:p>21.2</text:p>
              </table:table-cell>
            </table:table-row>
            <table:table-row>
              <table:table-cell office:value-type="string">
                <text:p>dec</text:p>
              </table:table-cell>
              <table:table-cell office:value-type="float" office:value="24.4">
                <text:p>24.4</text:p>
              </table:table-cell>
              <table:table-cell office:value-type="float" office:value="24.4">
                <text:p>24.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Windows_x86 LibreOffice_project/37b43f919e4de5eeaca9b9755ed688758a8251fe</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2.584cm" svg:y="0.315cm" chart:style-name="ch2">
          <text:p>additional PAR needed for flower rooms (12 hours light)</text:p>
        </chart:title>
        <chart:legend chart:legend-position="end" svg:x="12.141cm" svg:y="3.951cm" style:legend-expansion="high" chart:style-name="ch3"/>
        <chart:plot-area chart:style-name="ch4" chart:data-source-has-labels="both" svg:x="0.319cm" svg:y="1.273cm" svg:width="11.503cm" svg:height="7.547cm">
          <chartooo:coordinate-region svg:x="1.126cm" svg:y="1.473cm" svg:width="10.416cm" svg:height="6.7cm"/>
          <chart:axis chart:dimension="x" chart:name="primary-x" chart:style-name="ch5"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line">
            <chart:data-point chart:repeated="12"/>
          </chart:series>
          <chart:series chart:style-name="ch8" chart:values-cell-range-address="local-table.$C$2:.$C$13" chart:label-cell-address="local-table.$C$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te of jefferson</text:p>
              </table:table-cell>
              <table:table-cell office:value-type="string">
                <text:p>golden coast</text:p>
              </table:table-cell>
            </table:table-row>
          </table:table-header-rows>
          <table:table-rows>
            <table:table-row>
              <table:table-cell office:value-type="string">
                <text:p>jan</text:p>
              </table:table-cell>
              <table:table-cell office:value-type="float" office:value="564.814814814815">
                <text:p>564.814814814815</text:p>
              </table:table-cell>
              <table:table-cell office:value-type="float" office:value="490.740740740741">
                <text:p>490.740740740741</text:p>
              </table:table-cell>
            </table:table-row>
            <table:table-row>
              <table:table-cell office:value-type="string">
                <text:p>feb</text:p>
              </table:table-cell>
              <table:table-cell office:value-type="float" office:value="490.740740740741">
                <text:p>490.740740740741</text:p>
              </table:table-cell>
              <table:table-cell office:value-type="float" office:value="416.666666666667">
                <text:p>416.666666666667</text:p>
              </table:table-cell>
            </table:table-row>
            <table:table-row>
              <table:table-cell office:value-type="string">
                <text:p>mar</text:p>
              </table:table-cell>
              <table:table-cell office:value-type="float" office:value="342.592592592593">
                <text:p>342.592592592593</text:p>
              </table:table-cell>
              <table:table-cell office:value-type="float" office:value="268.518518518518">
                <text:p>268.518518518518</text:p>
              </table:table-cell>
            </table:table-row>
            <table:table-row>
              <table:table-cell office:value-type="string">
                <text:p>apr</text:p>
              </table:table-cell>
              <table:table-cell office:value-type="float" office:value="194.444444444444">
                <text:p>194.444444444444</text:p>
              </table:table-cell>
              <table:table-cell office:value-type="float" office:value="120.37037037037">
                <text:p>120.37037037037</text:p>
              </table:table-cell>
            </table:table-row>
            <table:table-row>
              <table:table-cell office:value-type="string">
                <text:p>may</text:p>
              </table:table-cell>
              <table:table-cell office:value-type="float" office:value="46.2962962962962">
                <text:p>46.2962962962962</text:p>
              </table:table-cell>
              <table:table-cell office:value-type="float" office:value="0">
                <text:p>0</text:p>
              </table:table-cell>
            </table:table-row>
            <table:table-row>
              <table:table-cell office:value-type="string">
                <text:p>jun</text:p>
              </table:table-cell>
              <table:table-cell office:value-type="float" office:value="0">
                <text:p>0</text:p>
              </table:table-cell>
              <table:table-cell office:value-type="float" office:value="0">
                <text:p>0</text:p>
              </table:table-cell>
            </table:table-row>
            <table:table-row>
              <table:table-cell office:value-type="string">
                <text:p>jul</text:p>
              </table:table-cell>
              <table:table-cell office:value-type="float" office:value="0">
                <text:p>0</text:p>
              </table:table-cell>
              <table:table-cell office:value-type="float" office:value="0">
                <text:p>0</text:p>
              </table:table-cell>
            </table:table-row>
            <table:table-row>
              <table:table-cell office:value-type="string">
                <text:p>aug</text:p>
              </table:table-cell>
              <table:table-cell office:value-type="float" office:value="120.37037037037">
                <text:p>120.37037037037</text:p>
              </table:table-cell>
              <table:table-cell office:value-type="float" office:value="46.2962962962962">
                <text:p>46.2962962962962</text:p>
              </table:table-cell>
            </table:table-row>
            <table:table-row>
              <table:table-cell office:value-type="string">
                <text:p>sep</text:p>
              </table:table-cell>
              <table:table-cell office:value-type="float" office:value="268.518518518518">
                <text:p>268.518518518518</text:p>
              </table:table-cell>
              <table:table-cell office:value-type="float" office:value="120.37037037037">
                <text:p>120.37037037037</text:p>
              </table:table-cell>
            </table:table-row>
            <table:table-row>
              <table:table-cell office:value-type="string">
                <text:p>oct</text:p>
              </table:table-cell>
              <table:table-cell office:value-type="float" office:value="416.666666666667">
                <text:p>416.666666666667</text:p>
              </table:table-cell>
              <table:table-cell office:value-type="float" office:value="342.592592592593">
                <text:p>342.592592592593</text:p>
              </table:table-cell>
            </table:table-row>
            <table:table-row>
              <table:table-cell office:value-type="string">
                <text:p>nov</text:p>
              </table:table-cell>
              <table:table-cell office:value-type="float" office:value="490.740740740741">
                <text:p>490.740740740741</text:p>
              </table:table-cell>
              <table:table-cell office:value-type="float" office:value="490.740740740741">
                <text:p>490.740740740741</text:p>
              </table:table-cell>
            </table:table-row>
            <table:table-row>
              <table:table-cell office:value-type="string">
                <text:p>dec</text:p>
              </table:table-cell>
              <table:table-cell office:value-type="float" office:value="564.814814814815">
                <text:p>564.814814814815</text:p>
              </table:table-cell>
              <table:table-cell office:value-type="float" office:value="564.814814814815">
                <text:p>564.8148148148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Windows_x86 LibreOffice_project/37b43f919e4de5eeaca9b9755ed688758a8251fe</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85cm" svg:height="9.004cm" xlink:href="." xlink:type="simple" chart:class="chart:line" chart:style-name="ch1">
        <chart:title svg:x="1.982cm" svg:y="0.316cm" chart:style-name="ch2">
          <text:p>additional PAR needed for vegetative growth (veg and mother)</text:p>
        </chart:title>
        <chart:legend chart:legend-position="end" svg:x="12.127cm" svg:y="3.954cm" style:legend-expansion="high" chart:style-name="ch3"/>
        <chart:plot-area chart:style-name="ch4" chart:data-source-has-labels="both" svg:x="0.319cm" svg:y="1.275cm" svg:width="11.489cm" svg:height="7.549cm">
          <chartooo:coordinate-region svg:x="1.126cm" svg:y="1.474cm" svg:width="10.402cm" svg:height="6.703cm"/>
          <chart:axis chart:dimension="x" chart:name="primary-x" chart:style-name="ch5"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line">
            <chart:data-point chart:repeated="12"/>
          </chart:series>
          <chart:series chart:style-name="ch8" chart:values-cell-range-address="local-table.$C$2:.$C$13" chart:label-cell-address="local-table.$C$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te of jefferson</text:p>
              </table:table-cell>
              <table:table-cell office:value-type="string">
                <text:p>golden coast</text:p>
              </table:table-cell>
            </table:table-row>
          </table:table-header-rows>
          <table:table-rows>
            <table:table-row>
              <table:table-cell office:value-type="string">
                <text:p>jan</text:p>
              </table:table-cell>
              <table:table-cell office:value-type="float" office:value="378.425925925926">
                <text:p>378.425925925926</text:p>
              </table:table-cell>
              <table:table-cell office:value-type="float" office:value="328.796296296296">
                <text:p>328.796296296296</text:p>
              </table:table-cell>
            </table:table-row>
            <table:table-row>
              <table:table-cell office:value-type="string">
                <text:p>feb</text:p>
              </table:table-cell>
              <table:table-cell office:value-type="float" office:value="328.796296296296">
                <text:p>328.796296296296</text:p>
              </table:table-cell>
              <table:table-cell office:value-type="float" office:value="279.166666666667">
                <text:p>279.166666666667</text:p>
              </table:table-cell>
            </table:table-row>
            <table:table-row>
              <table:table-cell office:value-type="string">
                <text:p>mar</text:p>
              </table:table-cell>
              <table:table-cell office:value-type="float" office:value="229.537037037037">
                <text:p>229.537037037037</text:p>
              </table:table-cell>
              <table:table-cell office:value-type="float" office:value="179.907407407407">
                <text:p>179.907407407407</text:p>
              </table:table-cell>
            </table:table-row>
            <table:table-row>
              <table:table-cell office:value-type="string">
                <text:p>apr</text:p>
              </table:table-cell>
              <table:table-cell office:value-type="float" office:value="130.277777777778">
                <text:p>130.277777777778</text:p>
              </table:table-cell>
              <table:table-cell office:value-type="float" office:value="80.6481481481481">
                <text:p>80.6481481481481</text:p>
              </table:table-cell>
            </table:table-row>
            <table:table-row>
              <table:table-cell office:value-type="string">
                <text:p>may</text:p>
              </table:table-cell>
              <table:table-cell office:value-type="float" office:value="31.0185185185185">
                <text:p>31.0185185185185</text:p>
              </table:table-cell>
              <table:table-cell office:value-type="float" office:value="0">
                <text:p>0</text:p>
              </table:table-cell>
            </table:table-row>
            <table:table-row>
              <table:table-cell office:value-type="string">
                <text:p>jun</text:p>
              </table:table-cell>
              <table:table-cell office:value-type="float" office:value="0">
                <text:p>0</text:p>
              </table:table-cell>
              <table:table-cell office:value-type="float" office:value="0">
                <text:p>0</text:p>
              </table:table-cell>
            </table:table-row>
            <table:table-row>
              <table:table-cell office:value-type="string">
                <text:p>jul</text:p>
              </table:table-cell>
              <table:table-cell office:value-type="float" office:value="0">
                <text:p>0</text:p>
              </table:table-cell>
              <table:table-cell office:value-type="float" office:value="0">
                <text:p>0</text:p>
              </table:table-cell>
            </table:table-row>
            <table:table-row>
              <table:table-cell office:value-type="string">
                <text:p>aug</text:p>
              </table:table-cell>
              <table:table-cell office:value-type="float" office:value="80.6481481481481">
                <text:p>80.6481481481481</text:p>
              </table:table-cell>
              <table:table-cell office:value-type="float" office:value="31.0185185185185">
                <text:p>31.0185185185185</text:p>
              </table:table-cell>
            </table:table-row>
            <table:table-row>
              <table:table-cell office:value-type="string">
                <text:p>sep</text:p>
              </table:table-cell>
              <table:table-cell office:value-type="float" office:value="179.907407407407">
                <text:p>179.907407407407</text:p>
              </table:table-cell>
              <table:table-cell office:value-type="float" office:value="80.6481481481481">
                <text:p>80.6481481481481</text:p>
              </table:table-cell>
            </table:table-row>
            <table:table-row>
              <table:table-cell office:value-type="string">
                <text:p>oct</text:p>
              </table:table-cell>
              <table:table-cell office:value-type="float" office:value="279.166666666667">
                <text:p>279.166666666667</text:p>
              </table:table-cell>
              <table:table-cell office:value-type="float" office:value="229.537037037037">
                <text:p>229.537037037037</text:p>
              </table:table-cell>
            </table:table-row>
            <table:table-row>
              <table:table-cell office:value-type="string">
                <text:p>nov</text:p>
              </table:table-cell>
              <table:table-cell office:value-type="float" office:value="328.796296296296">
                <text:p>328.796296296296</text:p>
              </table:table-cell>
              <table:table-cell office:value-type="float" office:value="328.796296296296">
                <text:p>328.796296296296</text:p>
              </table:table-cell>
            </table:table-row>
            <table:table-row>
              <table:table-cell office:value-type="string">
                <text:p>dec</text:p>
              </table:table-cell>
              <table:table-cell office:value-type="float" office:value="378.425925925926">
                <text:p>378.425925925926</text:p>
              </table:table-cell>
              <table:table-cell office:value-type="float" office:value="378.425925925926">
                <text:p>378.42592592592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Windows_x86 LibreOffice_project/37b43f919e4de5eeaca9b9755ed688758a8251fe</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3.762cm" svg:y="0.315cm" chart:style-name="ch2">
          <text:p>flowering watts per month per square meter</text:p>
        </chart:title>
        <chart:legend chart:legend-position="end" svg:x="12.141cm" svg:y="3.951cm" style:legend-expansion="high" chart:style-name="ch3"/>
        <chart:plot-area chart:style-name="ch4" chart:data-source-has-labels="both" svg:x="0.319cm" svg:y="1.273cm" svg:width="11.503cm" svg:height="7.547cm">
          <chartooo:coordinate-region svg:x="1.496cm" svg:y="1.472cm" svg:width="9.861cm" svg:height="6.701cm"/>
          <chart:axis chart:dimension="x" chart:name="primary-x" chart:style-name="ch5"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line">
            <chart:data-point chart:repeated="12"/>
          </chart:series>
          <chart:series chart:style-name="ch8" chart:values-cell-range-address="local-table.$C$2:.$C$13" chart:label-cell-address="local-table.$C$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te of jefferson</text:p>
              </table:table-cell>
              <table:table-cell office:value-type="string">
                <text:p>golden coast</text:p>
              </table:table-cell>
            </table:table-row>
          </table:table-header-rows>
          <table:table-rows>
            <table:table-row>
              <table:table-cell office:value-type="string">
                <text:p>jan</text:p>
              </table:table-cell>
              <table:table-cell office:value-type="float" office:value="116124.119550733">
                <text:p>116124.119550733</text:p>
              </table:table-cell>
              <table:table-cell office:value-type="float" office:value="100894.726822768">
                <text:p>100894.726822768</text:p>
              </table:table-cell>
            </table:table-row>
            <table:table-row>
              <table:table-cell office:value-type="string">
                <text:p>feb</text:p>
              </table:table-cell>
              <table:table-cell office:value-type="float" office:value="100894.726822768">
                <text:p>100894.726822768</text:p>
              </table:table-cell>
              <table:table-cell office:value-type="float" office:value="85665.334094803">
                <text:p>85665.334094803</text:p>
              </table:table-cell>
            </table:table-row>
            <table:table-row>
              <table:table-cell office:value-type="string">
                <text:p>mar</text:p>
              </table:table-cell>
              <table:table-cell office:value-type="float" office:value="70435.941366838">
                <text:p>70435.941366838</text:p>
              </table:table-cell>
              <table:table-cell office:value-type="float" office:value="55206.548638873">
                <text:p>55206.548638873</text:p>
              </table:table-cell>
            </table:table-row>
            <table:table-row>
              <table:table-cell office:value-type="string">
                <text:p>apr</text:p>
              </table:table-cell>
              <table:table-cell office:value-type="float" office:value="39977.155910908">
                <text:p>39977.155910908</text:p>
              </table:table-cell>
              <table:table-cell office:value-type="float" office:value="24747.7631829431">
                <text:p>24747.7631829431</text:p>
              </table:table-cell>
            </table:table-row>
            <table:table-row>
              <table:table-cell office:value-type="string">
                <text:p>may</text:p>
              </table:table-cell>
              <table:table-cell office:value-type="float" office:value="9518.37045497809">
                <text:p>9518.37045497809</text:p>
              </table:table-cell>
              <table:table-cell office:value-type="float" office:value="0">
                <text:p>0</text:p>
              </table:table-cell>
            </table:table-row>
            <table:table-row>
              <table:table-cell office:value-type="string">
                <text:p>jun</text:p>
              </table:table-cell>
              <table:table-cell office:value-type="float" office:value="0">
                <text:p>0</text:p>
              </table:table-cell>
              <table:table-cell office:value-type="float" office:value="0">
                <text:p>0</text:p>
              </table:table-cell>
            </table:table-row>
            <table:table-row>
              <table:table-cell office:value-type="string">
                <text:p>jul</text:p>
              </table:table-cell>
              <table:table-cell office:value-type="float" office:value="0">
                <text:p>0</text:p>
              </table:table-cell>
              <table:table-cell office:value-type="float" office:value="0">
                <text:p>0</text:p>
              </table:table-cell>
            </table:table-row>
            <table:table-row>
              <table:table-cell office:value-type="string">
                <text:p>aug</text:p>
              </table:table-cell>
              <table:table-cell office:value-type="float" office:value="24747.7631829431">
                <text:p>24747.7631829431</text:p>
              </table:table-cell>
              <table:table-cell office:value-type="float" office:value="9518.37045497809">
                <text:p>9518.37045497809</text:p>
              </table:table-cell>
            </table:table-row>
            <table:table-row>
              <table:table-cell office:value-type="string">
                <text:p>sep</text:p>
              </table:table-cell>
              <table:table-cell office:value-type="float" office:value="55206.548638873">
                <text:p>55206.548638873</text:p>
              </table:table-cell>
              <table:table-cell office:value-type="float" office:value="24747.7631829431">
                <text:p>24747.7631829431</text:p>
              </table:table-cell>
            </table:table-row>
            <table:table-row>
              <table:table-cell office:value-type="string">
                <text:p>oct</text:p>
              </table:table-cell>
              <table:table-cell office:value-type="float" office:value="85665.334094803">
                <text:p>85665.334094803</text:p>
              </table:table-cell>
              <table:table-cell office:value-type="float" office:value="70435.941366838">
                <text:p>70435.941366838</text:p>
              </table:table-cell>
            </table:table-row>
            <table:table-row>
              <table:table-cell office:value-type="string">
                <text:p>nov</text:p>
              </table:table-cell>
              <table:table-cell office:value-type="float" office:value="100894.726822768">
                <text:p>100894.726822768</text:p>
              </table:table-cell>
              <table:table-cell office:value-type="float" office:value="100894.726822768">
                <text:p>100894.726822768</text:p>
              </table:table-cell>
            </table:table-row>
            <table:table-row>
              <table:table-cell office:value-type="string">
                <text:p>dec</text:p>
              </table:table-cell>
              <table:table-cell office:value-type="float" office:value="116124.119550733">
                <text:p>116124.119550733</text:p>
              </table:table-cell>
              <table:table-cell office:value-type="float" office:value="116124.119550733">
                <text:p>116124.11955073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Windows_x86 LibreOffice_project/37b43f919e4de5eeaca9b9755ed688758a8251fe</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2.703cm" svg:y="0.315cm" chart:style-name="ch2">
          <text:p>watts per month per square meter for veg and mothers</text:p>
        </chart:title>
        <chart:legend chart:legend-position="end" svg:x="12.035cm" svg:y="3.951cm" style:legend-expansion="high" chart:style-name="ch3"/>
        <chart:plot-area chart:style-name="ch4" chart:data-source-has-labels="both" svg:x="0.319cm" svg:y="1.273cm" svg:width="11.397cm" svg:height="7.547cm">
          <chartooo:coordinate-region svg:x="1.496cm" svg:y="1.472cm" svg:width="9.94cm" svg:height="6.701cm"/>
          <chart:axis chart:dimension="x" chart:name="primary-x" chart:style-name="ch5"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line">
            <chart:data-point chart:repeated="12"/>
          </chart:series>
          <chart:series chart:style-name="ch8" chart:values-cell-range-address="local-table.$C$2:.$C$13" chart:label-cell-address="local-table.$C$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te of jefferson</text:p>
                <text:list>
                  <text:list-item>
                    <text:p/>
                  </text:list-item>
                  <text:list-item>
                    <text:p>state of jefferson</text:p>
                  </text:list-item>
                </text:list>
              </table:table-cell>
              <table:table-cell office:value-type="string">
                <text:p>golden coast</text:p>
                <text:list>
                  <text:list-item>
                    <text:p/>
                  </text:list-item>
                  <text:list-item>
                    <text:p>golden coast</text:p>
                  </text:list-item>
                </text:list>
              </table:table-cell>
            </table:table-row>
          </table:table-header-rows>
          <table:table-rows>
            <table:table-row>
              <table:table-cell office:value-type="string">
                <text:p>jan</text:p>
              </table:table-cell>
              <table:table-cell office:value-type="float" office:value="77803.1600989911">
                <text:p>77803.1600989911</text:p>
              </table:table-cell>
              <table:table-cell office:value-type="float" office:value="67599.4669712545">
                <text:p>67599.4669712545</text:p>
              </table:table-cell>
            </table:table-row>
            <table:table-row>
              <table:table-cell office:value-type="string">
                <text:p>feb</text:p>
              </table:table-cell>
              <table:table-cell office:value-type="float" office:value="67599.4669712545">
                <text:p>67599.4669712545</text:p>
              </table:table-cell>
              <table:table-cell office:value-type="float" office:value="57395.773843518">
                <text:p>57395.773843518</text:p>
              </table:table-cell>
            </table:table-row>
            <table:table-row>
              <table:table-cell office:value-type="string">
                <text:p>mar</text:p>
              </table:table-cell>
              <table:table-cell office:value-type="float" office:value="47192.0807157815">
                <text:p>47192.0807157815</text:p>
              </table:table-cell>
              <table:table-cell office:value-type="float" office:value="36988.3875880449">
                <text:p>36988.3875880449</text:p>
              </table:table-cell>
            </table:table-row>
            <table:table-row>
              <table:table-cell office:value-type="string">
                <text:p>apr</text:p>
              </table:table-cell>
              <table:table-cell office:value-type="float" office:value="26784.6944603084">
                <text:p>26784.6944603084</text:p>
              </table:table-cell>
              <table:table-cell office:value-type="float" office:value="16581.0013325719">
                <text:p>16581.0013325719</text:p>
              </table:table-cell>
            </table:table-row>
            <table:table-row>
              <table:table-cell office:value-type="string">
                <text:p>may</text:p>
              </table:table-cell>
              <table:table-cell office:value-type="float" office:value="6377.30820483532">
                <text:p>6377.30820483532</text:p>
              </table:table-cell>
              <table:table-cell office:value-type="float" office:value="0">
                <text:p>0</text:p>
              </table:table-cell>
            </table:table-row>
            <table:table-row>
              <table:table-cell office:value-type="string">
                <text:p>jun</text:p>
              </table:table-cell>
              <table:table-cell office:value-type="float" office:value="0">
                <text:p>0</text:p>
              </table:table-cell>
              <table:table-cell office:value-type="float" office:value="0">
                <text:p>0</text:p>
              </table:table-cell>
            </table:table-row>
            <table:table-row>
              <table:table-cell office:value-type="string">
                <text:p>jul</text:p>
              </table:table-cell>
              <table:table-cell office:value-type="float" office:value="0">
                <text:p>0</text:p>
              </table:table-cell>
              <table:table-cell office:value-type="float" office:value="0">
                <text:p>0</text:p>
              </table:table-cell>
            </table:table-row>
            <table:table-row>
              <table:table-cell office:value-type="string">
                <text:p>aug</text:p>
              </table:table-cell>
              <table:table-cell office:value-type="float" office:value="16581.0013325719">
                <text:p>16581.0013325719</text:p>
              </table:table-cell>
              <table:table-cell office:value-type="float" office:value="6377.30820483532">
                <text:p>6377.30820483532</text:p>
              </table:table-cell>
            </table:table-row>
            <table:table-row>
              <table:table-cell office:value-type="string">
                <text:p>sep</text:p>
              </table:table-cell>
              <table:table-cell office:value-type="float" office:value="36988.3875880449">
                <text:p>36988.3875880449</text:p>
              </table:table-cell>
              <table:table-cell office:value-type="float" office:value="16581.0013325719">
                <text:p>16581.0013325719</text:p>
              </table:table-cell>
            </table:table-row>
            <table:table-row>
              <table:table-cell office:value-type="string">
                <text:p>oct</text:p>
              </table:table-cell>
              <table:table-cell office:value-type="float" office:value="57395.773843518">
                <text:p>57395.773843518</text:p>
              </table:table-cell>
              <table:table-cell office:value-type="float" office:value="47192.0807157815">
                <text:p>47192.0807157815</text:p>
              </table:table-cell>
            </table:table-row>
            <table:table-row>
              <table:table-cell office:value-type="string">
                <text:p>nov</text:p>
              </table:table-cell>
              <table:table-cell office:value-type="float" office:value="67599.4669712545">
                <text:p>67599.4669712545</text:p>
              </table:table-cell>
              <table:table-cell office:value-type="float" office:value="67599.4669712545">
                <text:p>67599.4669712545</text:p>
              </table:table-cell>
            </table:table-row>
            <table:table-row>
              <table:table-cell office:value-type="string">
                <text:p>dec</text:p>
              </table:table-cell>
              <table:table-cell office:value-type="float" office:value="77803.1600989911">
                <text:p>77803.1600989911</text:p>
              </table:table-cell>
              <table:table-cell office:value-type="float" office:value="77803.1600989911">
                <text:p>77803.160098991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Windows_x86 LibreOffice_project/37b43f919e4de5eeaca9b9755ed688758a8251fe</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1.513cm" svg:y="0.315cm" chart:style-name="ch2">
          <text:p>total flowering kWh per month for 10 sections + strain development</text:p>
        </chart:title>
        <chart:legend chart:legend-position="end" svg:x="12.141cm" svg:y="3.951cm" style:legend-expansion="high" chart:style-name="ch3"/>
        <chart:plot-area chart:style-name="ch4" chart:data-source-has-labels="both" svg:x="0.319cm" svg:y="1.273cm" svg:width="11.503cm" svg:height="7.547cm">
          <chartooo:coordinate-region svg:x="1.681cm" svg:y="1.472cm" svg:width="9.861cm" svg:height="6.701cm"/>
          <chart:axis chart:dimension="x" chart:name="primary-x" chart:style-name="ch5"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line">
            <chart:data-point chart:repeated="12"/>
          </chart:series>
          <chart:series chart:style-name="ch8" chart:values-cell-range-address="local-table.$C$2:.$C$13" chart:label-cell-address="local-table.$C$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te of jefferson</text:p>
              </table:table-cell>
              <table:table-cell office:value-type="string">
                <text:p>golden coast</text:p>
              </table:table-cell>
            </table:table-row>
          </table:table-header-rows>
          <table:table-rows>
            <table:table-row>
              <table:table-cell office:value-type="string">
                <text:p>jan</text:p>
              </table:table-cell>
              <table:table-cell office:value-type="float" office:value="314580.239862935">
                <text:p>314580.239862935</text:p>
              </table:table-cell>
              <table:table-cell office:value-type="float" office:value="273323.814962878">
                <text:p>273323.814962878</text:p>
              </table:table-cell>
            </table:table-row>
            <table:table-row>
              <table:table-cell office:value-type="string">
                <text:p>feb</text:p>
              </table:table-cell>
              <table:table-cell office:value-type="float" office:value="273323.814962878">
                <text:p>273323.814962878</text:p>
              </table:table-cell>
              <table:table-cell office:value-type="float" office:value="232067.390062821">
                <text:p>232067.390062821</text:p>
              </table:table-cell>
            </table:table-row>
            <table:table-row>
              <table:table-cell office:value-type="string">
                <text:p>mar</text:p>
              </table:table-cell>
              <table:table-cell office:value-type="float" office:value="190810.965162764">
                <text:p>190810.965162764</text:p>
              </table:table-cell>
              <table:table-cell office:value-type="float" office:value="149554.540262707">
                <text:p>149554.540262707</text:p>
              </table:table-cell>
            </table:table-row>
            <table:table-row>
              <table:table-cell office:value-type="string">
                <text:p>apr</text:p>
              </table:table-cell>
              <table:table-cell office:value-type="float" office:value="108298.11536265">
                <text:p>108298.11536265</text:p>
              </table:table-cell>
              <table:table-cell office:value-type="float" office:value="67041.6904625928">
                <text:p>67041.6904625928</text:p>
              </table:table-cell>
            </table:table-row>
            <table:table-row>
              <table:table-cell office:value-type="string">
                <text:p>may</text:p>
              </table:table-cell>
              <table:table-cell office:value-type="float" office:value="25785.2655625356">
                <text:p>25785.2655625356</text:p>
              </table:table-cell>
              <table:table-cell office:value-type="float" office:value="0">
                <text:p>0</text:p>
              </table:table-cell>
            </table:table-row>
            <table:table-row>
              <table:table-cell office:value-type="string">
                <text:p>jun</text:p>
              </table:table-cell>
              <table:table-cell office:value-type="float" office:value="0">
                <text:p>0</text:p>
              </table:table-cell>
              <table:table-cell office:value-type="float" office:value="0">
                <text:p>0</text:p>
              </table:table-cell>
            </table:table-row>
            <table:table-row>
              <table:table-cell office:value-type="string">
                <text:p>jul</text:p>
              </table:table-cell>
              <table:table-cell office:value-type="float" office:value="0">
                <text:p>0</text:p>
              </table:table-cell>
              <table:table-cell office:value-type="float" office:value="0">
                <text:p>0</text:p>
              </table:table-cell>
            </table:table-row>
            <table:table-row>
              <table:table-cell office:value-type="string">
                <text:p>aug</text:p>
              </table:table-cell>
              <table:table-cell office:value-type="float" office:value="67041.6904625928">
                <text:p>67041.6904625928</text:p>
              </table:table-cell>
              <table:table-cell office:value-type="float" office:value="25785.2655625356">
                <text:p>25785.2655625356</text:p>
              </table:table-cell>
            </table:table-row>
            <table:table-row>
              <table:table-cell office:value-type="string">
                <text:p>sep</text:p>
              </table:table-cell>
              <table:table-cell office:value-type="float" office:value="149554.540262707">
                <text:p>149554.540262707</text:p>
              </table:table-cell>
              <table:table-cell office:value-type="float" office:value="67041.6904625928">
                <text:p>67041.6904625928</text:p>
              </table:table-cell>
            </table:table-row>
            <table:table-row>
              <table:table-cell office:value-type="string">
                <text:p>oct</text:p>
              </table:table-cell>
              <table:table-cell office:value-type="float" office:value="232067.390062821">
                <text:p>232067.390062821</text:p>
              </table:table-cell>
              <table:table-cell office:value-type="float" office:value="190810.965162764">
                <text:p>190810.965162764</text:p>
              </table:table-cell>
            </table:table-row>
            <table:table-row>
              <table:table-cell office:value-type="string">
                <text:p>nov</text:p>
              </table:table-cell>
              <table:table-cell office:value-type="float" office:value="273323.814962878">
                <text:p>273323.814962878</text:p>
              </table:table-cell>
              <table:table-cell office:value-type="float" office:value="273323.814962878">
                <text:p>273323.814962878</text:p>
              </table:table-cell>
            </table:table-row>
            <table:table-row>
              <table:table-cell office:value-type="string">
                <text:p>dec</text:p>
              </table:table-cell>
              <table:table-cell office:value-type="float" office:value="314580.239862935">
                <text:p>314580.239862935</text:p>
              </table:table-cell>
              <table:table-cell office:value-type="float" office:value="314580.239862935">
                <text:p>314580.23986293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Windows_x86 LibreOffice_project/37b43f919e4de5eeaca9b9755ed688758a8251fe</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4.886cm" svg:y="0.315cm" chart:style-name="ch2">
          <text:p>veg and mother kWh per month</text:p>
        </chart:title>
        <chart:legend chart:legend-position="end" svg:x="12.141cm" svg:y="3.951cm" style:legend-expansion="high" chart:style-name="ch3"/>
        <chart:plot-area chart:style-name="ch4" chart:data-source-has-labels="both" svg:x="0.319cm" svg:y="1.273cm" svg:width="11.503cm" svg:height="7.547cm">
          <chartooo:coordinate-region svg:x="1.496cm" svg:y="1.472cm" svg:width="10.046cm" svg:height="6.701cm"/>
          <chart:axis chart:dimension="x" chart:name="primary-x" chart:style-name="ch5"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line">
            <chart:data-point chart:repeated="12"/>
          </chart:series>
          <chart:series chart:style-name="ch8" chart:values-cell-range-address="local-table.$C$2:.$C$13" chart:label-cell-address="local-table.$C$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te of jefferson</text:p>
              </table:table-cell>
              <table:table-cell office:value-type="string">
                <text:p>golden coast</text:p>
              </table:table-cell>
            </table:table-row>
          </table:table-header-rows>
          <table:table-rows>
            <table:table-row>
              <table:table-cell office:value-type="string">
                <text:p>jan</text:p>
              </table:table-cell>
              <table:table-cell office:value-type="float" office:value="31510.2798400914">
                <text:p>31510.2798400914</text:p>
              </table:table-cell>
              <table:table-cell office:value-type="float" office:value="27377.7841233581">
                <text:p>27377.7841233581</text:p>
              </table:table-cell>
            </table:table-row>
            <table:table-row>
              <table:table-cell office:value-type="string">
                <text:p>feb</text:p>
              </table:table-cell>
              <table:table-cell office:value-type="float" office:value="27377.7841233581">
                <text:p>27377.7841233581</text:p>
              </table:table-cell>
              <table:table-cell office:value-type="float" office:value="23245.2884066248">
                <text:p>23245.2884066248</text:p>
              </table:table-cell>
            </table:table-row>
            <table:table-row>
              <table:table-cell office:value-type="string">
                <text:p>mar</text:p>
              </table:table-cell>
              <table:table-cell office:value-type="float" office:value="19112.7926898915">
                <text:p>19112.7926898915</text:p>
              </table:table-cell>
              <table:table-cell office:value-type="float" office:value="14980.2969731582">
                <text:p>14980.2969731582</text:p>
              </table:table-cell>
            </table:table-row>
            <table:table-row>
              <table:table-cell office:value-type="string">
                <text:p>apr</text:p>
              </table:table-cell>
              <table:table-cell office:value-type="float" office:value="10847.8012564249">
                <text:p>10847.8012564249</text:p>
              </table:table-cell>
              <table:table-cell office:value-type="float" office:value="6715.3055396916">
                <text:p>6715.3055396916</text:p>
              </table:table-cell>
            </table:table-row>
            <table:table-row>
              <table:table-cell office:value-type="string">
                <text:p>may</text:p>
              </table:table-cell>
              <table:table-cell office:value-type="float" office:value="2582.80982295831">
                <text:p>2582.80982295831</text:p>
              </table:table-cell>
              <table:table-cell office:value-type="float" office:value="0">
                <text:p>0</text:p>
              </table:table-cell>
            </table:table-row>
            <table:table-row>
              <table:table-cell office:value-type="string">
                <text:p>jun</text:p>
              </table:table-cell>
              <table:table-cell office:value-type="float" office:value="0">
                <text:p>0</text:p>
              </table:table-cell>
              <table:table-cell office:value-type="float" office:value="0">
                <text:p>0</text:p>
              </table:table-cell>
            </table:table-row>
            <table:table-row>
              <table:table-cell office:value-type="string">
                <text:p>jul</text:p>
              </table:table-cell>
              <table:table-cell office:value-type="float" office:value="0">
                <text:p>0</text:p>
              </table:table-cell>
              <table:table-cell office:value-type="float" office:value="0">
                <text:p>0</text:p>
              </table:table-cell>
            </table:table-row>
            <table:table-row>
              <table:table-cell office:value-type="string">
                <text:p>aug</text:p>
              </table:table-cell>
              <table:table-cell office:value-type="float" office:value="6715.3055396916">
                <text:p>6715.3055396916</text:p>
              </table:table-cell>
              <table:table-cell office:value-type="float" office:value="2582.80982295831">
                <text:p>2582.80982295831</text:p>
              </table:table-cell>
            </table:table-row>
            <table:table-row>
              <table:table-cell office:value-type="string">
                <text:p>sep</text:p>
              </table:table-cell>
              <table:table-cell office:value-type="float" office:value="14980.2969731582">
                <text:p>14980.2969731582</text:p>
              </table:table-cell>
              <table:table-cell office:value-type="float" office:value="6715.3055396916">
                <text:p>6715.3055396916</text:p>
              </table:table-cell>
            </table:table-row>
            <table:table-row>
              <table:table-cell office:value-type="string">
                <text:p>oct</text:p>
              </table:table-cell>
              <table:table-cell office:value-type="float" office:value="23245.2884066248">
                <text:p>23245.2884066248</text:p>
              </table:table-cell>
              <table:table-cell office:value-type="float" office:value="19112.7926898915">
                <text:p>19112.7926898915</text:p>
              </table:table-cell>
            </table:table-row>
            <table:table-row>
              <table:table-cell office:value-type="string">
                <text:p>nov</text:p>
              </table:table-cell>
              <table:table-cell office:value-type="float" office:value="27377.7841233581">
                <text:p>27377.7841233581</text:p>
              </table:table-cell>
              <table:table-cell office:value-type="float" office:value="27377.7841233581">
                <text:p>27377.7841233581</text:p>
              </table:table-cell>
            </table:table-row>
            <table:table-row>
              <table:table-cell office:value-type="string">
                <text:p>dec</text:p>
              </table:table-cell>
              <table:table-cell office:value-type="float" office:value="31510.2798400914">
                <text:p>31510.2798400914</text:p>
              </table:table-cell>
              <table:table-cell office:value-type="float" office:value="31510.2798400914">
                <text:p>31510.2798400914</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Windows_x86 LibreOffice_project/37b43f919e4de5eeaca9b9755ed688758a8251fe</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